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892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53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4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55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56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9" style:family="graphic" style:parent-style-name="InterfaceClass">
      <style:graphic-properties/>
      <style:paragraph-properties style:writing-mode="lr-tb"/>
    </style:style>
    <style:style style:name="gr30" style:family="graphic" style:parent-style-name="DataClass">
      <style:graphic-properties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37" style:family="graphic" style:parent-style-name="standard">
      <style:graphic-properties svg:stroke-color="#000000" draw:fill-color="#b4c7dc" draw:textarea-horizontal-align="justify" draw:textarea-vertical-align="middle" draw:auto-grow-height="false" fo:min-height="0.385cm" fo:min-width="3.31cm"/>
      <style:paragraph-properties style:writing-mode="lr-tb"/>
    </style:style>
    <style:style style:name="gr38" style:family="graphic" style:parent-style-name="standard">
      <style:graphic-properties svg:stroke-color="#000000" draw:fill-color="#ffffa6" draw:textarea-horizontal-align="justify" draw:textarea-vertical-align="middle" draw:auto-grow-height="false" fo:min-height="0.385cm" fo:min-width="3.31cm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0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84cm"/>
      <style:paragraph-properties style:writing-mode="lr-tb"/>
    </style:style>
    <style:style style:name="gr42" style:family="graphic" style:parent-style-name="Implements_5f_conn">
      <style:graphic-properties/>
    </style:style>
    <style:style style:name="gr43" style:family="graphic" style:parent-style-name="Composes_5f_conn">
      <style:graphic-properties/>
    </style:style>
    <style:style style:name="gr44" style:family="graphic" style:parent-style-name="Extends_5f_conn">
      <style:graphic-properties/>
    </style:style>
    <style:style style:name="gr45" style:family="graphic" style:parent-style-name="has_5f_a_5f_conn">
      <style:graphic-properties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47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48" style:family="graphic" style:parent-style-name="standard">
      <style:graphic-properties draw:stroke="none" draw:fill="none" fo:min-height="2.537cm"/>
      <style:paragraph-properties style:writing-mode="lr-tb"/>
    </style:style>
    <style:style style:name="gr49" style:family="graphic" style:parent-style-name="GameLink">
      <style:graphic-properties/>
    </style:style>
    <style:style style:name="gr5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35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5cm" fo:min-width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5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5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57" style:family="graphic" style:parent-style-name="InterfaceClass">
      <style:graphic-properties fo:min-height="0.578cm" fo:min-width="3.376cm"/>
      <style:paragraph-properties style:writing-mode="lr-tb"/>
    </style:style>
    <style:style style:name="gr58" style:family="graphic" style:parent-style-name="standard">
      <style:graphic-properties svg:stroke-color="#000000" draw:fill-color="#ffffff" draw:textarea-horizontal-align="justify" draw:textarea-vertical-align="middle" draw:auto-grow-height="false" fo:min-height="2.12cm" fo:min-width="5.613cm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gr63" style:family="graphic" style:parent-style-name="standard">
      <style:graphic-properties draw:marker-start="Circle" draw:marker-start-width="0.3cm" draw:marker-end="Arrowheads_20_16" draw:marker-end-width="0.3cm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0.475cm" fo:min-width="5.831cm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097cm" fo:min-width="0.84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73" style:family="graphic" style:parent-style-name="standard">
      <style:graphic-properties draw:stroke="none" draw:fill="none" fo:min-height="0.476cm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245cm" fo:min-width="1.24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1.73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77" style:family="graphic" style:parent-style-name="objectwithoutfill">
      <style:graphic-properties svg:stroke-color="#000000" draw:marker-end="Arrowheads_20_24" draw:marker-end-width="0.254cm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76cm"/>
      <style:paragraph-properties style:writing-mode="lr-tb"/>
    </style:style>
    <style:style style:name="gr79" style:family="graphic" style:parent-style-name="objectwithoutfill">
      <style:graphic-properties svg:stroke-color="#000000" draw:marker-start="Arrow" draw:marker-start-width="0.254cm" draw:marker-end="Arrowheads_20_24" draw:marker-end-width="0.254cm"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3cm" fo:min-width="2.305cm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35cm" svg:stroke-color="#808080" draw:marker-start="" draw:marker-start-width="0.2cm" draw:marker-start-center="false" draw:marker-end="" draw:marker-end-width="0.2cm" draw:marker-end-center="false" draw:stroke-linejoin="round" svg:stroke-linecap="round" draw:fill="none" draw:fill-color="#4472c4" draw:textarea-horizontal-align="justify" draw:textarea-vertical-align="top" draw:auto-grow-height="false" draw:fit-to-size="false" style:shrink-to-fit="false" fo:min-height="0.704cm" fo:min-width="4.264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87" style:family="graphic" style:parent-style-name="has_5f_a_5f_conn">
      <style:graphic-properties draw:stroke="none" svg:stroke-color="#000000" draw:fill="none" draw:fill-color="#ffffff" draw:textarea-horizontal-align="left" draw:auto-grow-height="true" draw:auto-grow-width="true" fo:min-height="1.085cm" fo:min-width="0.4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5.931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9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>
      <style:graphic-properties draw:stroke="none" draw:fill="none" fo:min-height="0.396cm"/>
      <style:paragraph-properties style:writing-mode="lr-tb"/>
    </style:style>
    <style:style style:name="gr92" style:family="graphic" style:parent-style-name="standard">
      <style:graphic-properties draw:stroke="none" draw:fill="none" fo:min-height="0.789cm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4.66cm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>
      <style:graphic-properties draw:stroke="none" draw:fill="none" fo:min-height="0.533cm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43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objectwithoutfill">
      <style:graphic-properties draw:stroke="dash" draw:stroke-dash="Long_20_Dash" svg:stroke-color="#808080" draw:marker-end="Reversed_20_Arrow" draw:marker-end-width="0.356cm" svg:stroke-linecap="butt" draw:fill="none" draw:textarea-vertical-align="middle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0.533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8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68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68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19cm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34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cm" fo:min-width="0cm"/>
      <style:paragraph-properties style:writing-mode="lr-tb"/>
    </style:style>
    <style:style style:name="gr128" style:family="graphic" style:parent-style-name="objectwithoutfill">
      <style:graphic-properties svg:stroke-color="#000000" draw:marker-start="Arrow" draw:marker-start-width="0.254cm" draw:marker-end="Arrow" draw:marker-end-width="0.254cm" draw:fill="none" draw:textarea-vertical-align="middle"/>
    </style:style>
    <style:style style:name="gr129" style:family="graphic" style:parent-style-name="Implements_5f_conn">
      <style:graphic-properties svg:stroke-linecap="butt"/>
    </style:style>
    <style:style style:name="gr130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469cm" fo:min-width="1.554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29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3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9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15cm"/>
      <style:paragraph-properties style:writing-mode="lr-tb"/>
    </style:style>
    <style:style style:name="gr143" style:family="graphic" style:parent-style-name="objectwithoutfill">
      <style:graphic-properties svg:stroke-color="#000000" draw:marker-end="Arrowheads_20_23" draw:marker-end-width="0.3cm" draw:fill="none" draw:textarea-vertical-align="middle"/>
    </style:style>
    <style:style style:name="gr144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Condition">
      <style:graphic-properties fo:min-height="1.182cm" fo:min-width="0.942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7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737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5" style:family="graphic" style:parent-style-name="Condition">
      <style:graphic-properties fo:min-height="1.182cm" fo:min-width="1.251cm"/>
      <style:paragraph-properties style:writing-mode="lr-tb"/>
    </style:style>
    <style:style style:name="gr156" style:family="graphic" style:parent-style-name="Condition">
      <style:graphic-properties fo:min-height="1.183cm" fo:min-width="2.102cm"/>
      <style:paragraph-properties style:writing-mode="lr-tb"/>
    </style:style>
    <style:style style:name="gr157" style:family="graphic" style:parent-style-name="Condition">
      <style:graphic-properties fo:min-height="0.533cm" fo:min-width="1.894cm"/>
      <style:paragraph-properties style:writing-mode="lr-tb"/>
    </style:style>
    <style:style style:name="gr158" style:family="graphic" style:parent-style-name="has_5f_a_5f_conn">
      <style:graphic-properties svg:stroke-color="#8d281e"/>
    </style:style>
    <style:style style:name="gr159" style:family="graphic" style:parent-style-name="A4">
      <style:graphic-properties draw:stroke="none" svg:stroke-color="#000000" draw:fill="none" draw:fill-color="#ffffff" draw:textarea-horizontal-align="left" draw:auto-grow-height="true" draw:auto-grow-width="false" fo:min-height="1.27cm" fo:min-width="0cm"/>
      <style:paragraph-properties style:writing-mode="lr-tb"/>
    </style:style>
    <style:style style:name="gr160" style:family="graphic" style:parent-style-name="Condition">
      <style:graphic-properties fo:min-height="0.548cm" fo:min-width="2.898cm"/>
      <style:paragraph-properties style:writing-mode="lr-tb"/>
    </style:style>
    <style:style style:name="gr161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245cm" fo:min-width="1.318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61cm"/>
      <style:paragraph-properties style:writing-mode="lr-tb"/>
    </style:style>
    <style:style style:name="gr163" style:family="graphic" style:parent-style-name="Condition">
      <style:graphic-properties fo:min-height="0.548cm" fo:min-width="1.403cm"/>
      <style:paragraph-properties style:writing-mode="lr-tb"/>
    </style:style>
    <style:style style:name="gr164" style:family="graphic" style:parent-style-name="Condition">
      <style:graphic-properties fo:min-height="0.789cm" fo:min-width="2.309cm"/>
      <style:paragraph-properties style:writing-mode="lr-tb"/>
    </style:style>
    <style:style style:name="gr165" style:family="graphic" style:parent-style-name="Condition">
      <style:graphic-properties fo:min-height="0.548cm" fo:min-width="1.513cm"/>
      <style:paragraph-properties style:writing-mode="lr-tb"/>
    </style:style>
    <style:style style:name="gr166" style:family="graphic" style:parent-style-name="Condition">
      <style:graphic-properties fo:min-height="0.548cm" fo:min-width="3.693cm"/>
      <style:paragraph-properties style:writing-mode="lr-tb"/>
    </style:style>
    <style:style style:name="gr167" style:family="graphic" style:parent-style-name="standard">
      <style:graphic-properties svg:stroke-width="0cm" svg:stroke-color="#000000" draw:fill-color="#ffffff" draw:textarea-horizontal-align="justify" draw:textarea-vertical-align="middle" draw:auto-grow-height="false" fo:min-height="1.125cm" fo:min-width="1.191cm"/>
      <style:paragraph-properties style:writing-mode="lr-tb"/>
    </style:style>
    <style:style style:name="gr168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Condition">
      <style:graphic-properties fo:min-height="0.395cm" fo:min-width="2.699cm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69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 style:writing-mode="lr-tb"/>
      <style:text-properties style:font-name="Arial" fo:font-size="12pt"/>
    </style:style>
    <style:style style:name="P6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22pt"/>
    </style:style>
    <style:style style:name="P11" style:family="paragraph">
      <loext:graphic-properties draw:fill="none" draw:fill-color="#ffffff"/>
      <style:paragraph-properties style:writing-mode="lr-tb"/>
      <style:text-properties fo:font-size="8pt"/>
    </style:style>
    <style:style style:name="P12" style:family="paragraph">
      <loext:graphic-properties draw:fill-color="#dddddd"/>
      <style:paragraph-properties fo:text-align="center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9" style:family="paragraph">
      <style:paragraph-properties fo:margin-top="0.076cm" fo:margin-bottom="0cm"/>
    </style:style>
    <style:style style:name="P20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2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2" style:family="paragraph">
      <loext:graphic-properties draw:fill="none" draw:fill-color="#ffffff"/>
      <style:paragraph-properties style:writing-mode="lr-tb"/>
      <style:text-properties fo:color="#c9211e" loext:opacity="100%" fo:font-size="8pt"/>
    </style:style>
    <style:style style:name="P23" style:family="paragraph"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4472c4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text-align="center" style:writing-mode="lr-tb"/>
      <style:text-properties fo:font-size="10pt" style:font-size-asian="12pt" style:font-size-complex="12pt"/>
    </style:style>
    <style:style style:name="P33" style:family="paragraph">
      <loext:graphic-properties draw:fill-color="#ffffff"/>
      <style:paragraph-properties fo:text-align="center" style:writing-mode="lr-tb"/>
      <style:text-properties fo:font-size="10pt" style:font-size-asian="12pt" style:font-size-complex="12pt"/>
    </style:style>
    <style:style style:name="P34" style:family="paragraph">
      <style:paragraph-properties fo:margin-left="0cm" fo:margin-right="0cm" fo:text-indent="0cm">
        <style:tab-stops>
          <style:tab-stop style:position="0.465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36" style:family="paragraph">
      <style:paragraph-properties>
        <style:tab-stops>
          <style:tab-stop style:position="0.465cm"/>
        </style:tab-stops>
      </style:paragraph-properties>
    </style:style>
    <style:style style:name="P37" style:family="paragraph">
      <loext:graphic-properties draw:fill="none"/>
      <style:paragraph-properties style:writing-mode="lr-tb">
        <style:tab-stops>
          <style:tab-stop style:position="0.465cm"/>
        </style:tab-stops>
      </style:paragraph-properties>
      <style:text-properties fo:font-size="10pt" style:font-size-asian="10pt" style:font-size-complex="10pt"/>
    </style:style>
    <style:style style:name="P3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="none" draw:fill-color="#ffffff"/>
      <style:paragraph-properties fo:margin-left="0cm" fo:margin-right="0cm" fo:text-indent="0cm" style:writing-mode="lr-tb">
        <style:tab-stops>
          <style:tab-stop style:position="0.465cm"/>
        </style:tab-stops>
      </style:paragraph-properties>
      <style:text-properties fo:font-size="10pt"/>
    </style:style>
    <style:style style:name="P41" style:family="paragraph">
      <loext:graphic-properties draw:fill="none"/>
      <style:paragraph-properties fo:text-align="center"/>
      <style:text-properties fo:font-size="10pt"/>
    </style:style>
    <style:style style:name="P42" style:family="paragraph">
      <loext:graphic-properties draw:fill="none" draw:fill-color="#ffffff"/>
      <style:paragraph-properties style:writing-mode="lr-tb"/>
      <style:text-properties fo:color="#c9211e" loext:opacity="100%" fo:font-size="8pt" style:font-size-asian="8pt" style:font-size-complex="8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c9211e" loext:opacity="100%" fo:font-size="8pt"/>
    </style:style>
    <style:style style:name="T11" style:family="text">
      <style:text-properties fo:font-size="10pt"/>
    </style:style>
    <style:style style:name="T12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style:font-size-asian="12pt" style:font-size-complex="12pt"/>
    </style:style>
    <style:style style:name="T14" style:family="text"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T15" style:family="text">
      <style:text-properties style:font-name="Liberation Sans" fo:font-size="10pt" style:font-name-asian="Liberation Sans2" style:font-size-asian="10pt" style:font-name-complex="Liberation Sans2" style:font-size-complex="10pt"/>
    </style:style>
    <style:style style:name="T16" style:family="text">
      <style:text-properties style:font-name="Liberation Sans2" fo:font-size="10pt" style:font-name-asian="Liberation Sans2" style:font-name-complex="Liberation Sans2"/>
    </style:style>
    <style:style style:name="T17" style:family="text">
      <style:text-properties fo:color="#c9211e" loext:opacity="100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994cm" svg:height="0.577cm" svg:x="1.688cm" svg:y="3.222cm">
          <draw:text-box>
            <text:p><text:span text:style-name="T2">Game Property 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5.08cm" svg:height="0.635cm" svg:x="2.27cm" svg:y="10.107cm">
          <text:p text:style-name="P5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3.175cm" svg:height="0.635cm" svg:x="3.14cm" svg:y="10.795cm">
          <text:p text:style-name="P5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3" draw:id="id3" draw:layer="layout" svg:width="3.175cm" svg:height="0.635cm" svg:x="3.14cm" svg:y="11.43cm">
          <text:p text:style-name="P5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3" draw:text-style-name="P8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4" draw:text-style-name="P8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5" draw:text-style-name="P8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6" draw:text-style-name="P8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7" draw:text-style-name="P8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8" draw:text-style-name="P8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9" draw:text-style-name="P8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20" draw:text-style-name="P9" draw:layer="layout" svg:width="5.715cm" svg:height="2.473cm" svg:x="11.16cm" svg:y="7.885cm">
          <draw:text-box>
            <text:p><text:span text:style-name="T4">UI to load/save game prop files, allow changing many parameters, and start </text:span><text:span text:style-name="T5">MancalaUI to play the games.</text:span></text:p>
          </draw:text-box>
        </draw:frame>
        <draw:frame draw:style-name="gr21" draw:text-style-name="P9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21" draw:text-style-name="P9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22" draw:text-style-name="P10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3" draw:text-style-name="P11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4" draw:text-style-name="P11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5" draw:text-style-name="P11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5" draw:text-style-name="P11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6" draw:text-style-name="P8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6" draw:text-style-name="P8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</draw:page>
      <draw:page draw:name="page2" draw:style-name="dp1" draw:master-page-name="Default">
        <draw:custom-shape draw:style-name="gr27" draw:text-style-name="P12" xml:id="id23" draw:id="id23" draw:layer="layout" svg:width="13.635cm" svg:height="5.715cm" svg:x="13.082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19" draw:id="id19" draw:layer="layout" svg:width="3.81cm" svg:height="0.762cm" svg:x="4.853cm" svg:y="8.4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28" draw:id="id28" draw:layer="layout" svg:width="3.81cm" svg:height="0.762cm" svg:x="4.853cm" svg:y="3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Interface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7" draw:id="id27" draw:layer="layout" svg:width="3.81cm" svg:height="0.762cm" svg:x="13.717cm" svg:y="9.3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Constants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4" draw:id="id24" draw:layer="layout" svg:width="3.81cm" svg:height="0.762cm" svg:x="13.717cm" svg:y="10.7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Info</text:p>
          <draw:enhanced-geometry svg:viewBox="0 0 21600 21600" draw:type="rectangle" draw:enhanced-path="M 0 0 L 21600 0 21600 21600 0 21600 0 0 Z N"/>
        </draw:custom-shape>
        <draw:custom-shape draw:style-name="gr31" draw:text-style-name="P2" xml:id="id20" draw:id="id20" draw:layer="layout" svg:width="3.81cm" svg:height="0.762cm" svg:x="13.717cm" svg:y="12.1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21" draw:id="id21" draw:layer="layout" svg:width="3.81cm" svg:height="0.762cm" svg:x="2.605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Qelat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2" draw:id="id22" draw:layer="layout" svg:width="3.81cm" svg:height="0.762cm" svg:x="7.368cm" svg:y="14.0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eka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8" draw:id="id18" draw:layer="layout" svg:width="3.81cm" svg:height="0.762cm" svg:x="11.495cm" svg:y="3.5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iGameIf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5" draw:id="id15" draw:layer="layout" svg:width="3.81cm" svg:height="0.761cm" svg:x="19.75cm" svg:y="2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iPlayerIf</text:p>
          <draw:enhanced-geometry svg:viewBox="0 0 21600 21600" draw:type="rectangle" draw:enhanced-path="M 0 0 L 21600 0 21600 21600 0 21600 0 0 Z N"/>
        </draw:custom-shape>
        <draw:custom-shape draw:style-name="gr34" draw:text-style-name="P2" xml:id="id11" draw:id="id11" draw:layer="layout" svg:width="3.81cm" svg:height="0.762cm" svg:x="1.335cm" svg:y="2.2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16" draw:id="id16" draw:layer="layout" svg:width="3.81cm" svg:height="0.762cm" svg:x="17.845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17" draw:id="id17" draw:layer="layout" svg:width="3.81cm" svg:height="0.762cm" svg:x="22.89cm" svg:y="6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6.8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er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3.652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Start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4.8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ethod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7.9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ethod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5.8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edCollIf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8.9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ringIf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9" draw:text-style-name="P13" draw:layer="layout" svg:width="3.81cm" svg:height="0.762cm" svg:x="18.25cm" svg:y="16.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kIf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5" draw:id="id25" draw:layer="layout" svg:width="3.81cm" svg:height="0.762cm" svg:x="19.432cm" svg:y="10.2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Flags</text:p>
          <draw:enhanced-geometry svg:viewBox="0 0 21600 21600" draw:type="rectangle" draw:enhanced-path="M 0 0 L 21600 0 21600 21600 0 21600 0 0 Z N"/>
        </draw:custom-shape>
        <draw:custom-shape draw:style-name="gr30" draw:text-style-name="P13" xml:id="id26" draw:id="id26" draw:layer="layout" svg:width="3.81cm" svg:height="0.762cm" svg:x="19.432cm" svg:y="11.4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orer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2" draw:id="id12" draw:layer="layout" svg:width="3.81cm" svg:height="0.762cm" svg:x="1.33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HoleProps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3" draw:id="id13" draw:layer="layout" svg:width="3.81cm" svg:height="0.762cm" svg:x="12.447cm" svg:y="5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ateIf</text:p>
          <draw:enhanced-geometry svg:viewBox="0 0 21600 21600" draw:type="rectangle" draw:enhanced-path="M 0 0 L 21600 0 21600 21600 0 21600 0 0 Z N"/>
        </draw:custom-shape>
        <draw:custom-shape draw:style-name="gr30" draw:text-style-name="P13" xml:id="id14" draw:id="id14" draw:layer="layout" svg:width="3.81cm" svg:height="0.762cm" svg:x="12.447cm" svg:y="7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.81cm" svg:height="0.635cm" svg:x="1.652cm" svg:y="15.605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3.81cm" svg:height="0.635cm" svg:x="1.652cm" svg:y="16.24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connector draw:name="Connector-Curved 2" draw:style-name="gr39" draw:text-style-name="P17" draw:layer="layout" draw:type="curve" svg:x1="2.097cm" svg:y1="3.05cm" svg:x2="2.097cm" svg:y2="6.715cm" draw:start-shape="id11" draw:start-glue-point="6" draw:end-shape="id12" draw:end-glue-point="5" svg:d="M2097 3050v3665" svg:viewBox="0 0 1 3666">
          <text:p/>
        </draw:connector>
        <draw:frame draw:style-name="gr40" draw:text-style-name="P10" draw:layer="layout" svg:width="8.89cm" svg:height="1.122cm" svg:x="8.637cm" svg:y="1cm">
          <draw:text-box>
            <text:p><text:span text:style-name="T6">Mancala Game Classes</text:span></text:p>
          </draw:text-box>
        </draw:frame>
        <draw:frame draw:style-name="gr41" draw:text-style-name="P11" draw:layer="layout" svg:width="1.586cm" svg:height="0.421cm" svg:x="18.797cm" svg:y="13.7cm">
          <draw:text-box>
            <text:p><text:span text:style-name="T7">one of each</text:span></text:p>
          </draw:text-box>
        </draw:frame>
        <draw:connector draw:style-name="gr42" draw:layer="layout" svg:x1="14.352cm" svg:y1="6.732cm" svg:x2="14.352cm" svg:y2="7.558cm" draw:start-shape="id13" draw:start-glue-point="2" draw:end-shape="id14" draw:end-glue-point="0" svg:d="M14352 6732v826" svg:viewBox="0 0 1 827">
          <text:p/>
        </draw:connector>
        <draw:connector draw:style-name="gr42" draw:layer="layout" draw:line-skew="0.525cm" svg:x1="21.655cm" svg:y1="3.475cm" svg:x2="19.75cm" svg:y2="6.936cm" draw:start-shape="id15" draw:start-glue-point="2" draw:end-shape="id16" draw:end-glue-point="0" svg:d="M21655 3475v2255h-1905v1206" svg:viewBox="0 0 1906 3462">
          <text:p/>
        </draw:connector>
        <draw:connector draw:style-name="gr42" draw:layer="layout" draw:line-skew="0.525cm" svg:x1="21.655cm" svg:y1="3.475cm" svg:x2="24.795cm" svg:y2="6.936cm" draw:start-shape="id15" draw:start-glue-point="2" draw:end-shape="id17" draw:end-glue-point="0" svg:d="M21655 3475v2255h3140v1206" svg:viewBox="0 0 3141 3462">
          <text:p/>
        </draw:connector>
        <draw:connector draw:style-name="gr42" draw:layer="layout" draw:line-skew="-1.575cm" svg:x1="13.4cm" svg:y1="4.276cm" svg:x2="6.758cm" svg:y2="8.493cm" draw:start-shape="id18" draw:start-glue-point="2" draw:end-shape="id19" draw:end-glue-point="0" svg:d="M13400 4276v534h-6642v3683" svg:viewBox="0 0 6643 4218">
          <text:p/>
        </draw:connector>
        <draw:connector draw:style-name="gr43" draw:layer="layout" svg:x1="7.901cm" svg:y1="9.255cm" svg:x2="13.717cm" svg:y2="12.507cm" draw:start-shape="id19" draw:start-glue-point="7" draw:end-shape="id20" draw:end-glue-point="3" svg:d="M7901 9255v3252h5816" svg:viewBox="0 0 5817 3253">
          <text:p/>
        </draw:connector>
        <draw:connector draw:style-name="gr44" draw:layer="layout" draw:line-skew="1.429cm" svg:x1="6.758cm" svg:y1="9.255cm" svg:x2="4.51cm" svg:y2="14.017cm" draw:start-shape="id19" draw:start-glue-point="2" draw:end-shape="id21" draw:end-glue-point="0" svg:d="M6758 9255v3810h-2248v952" svg:viewBox="0 0 2249 4763">
          <text:p/>
        </draw:connector>
        <draw:connector draw:style-name="gr44" draw:layer="layout" draw:line-skew="1.429cm" svg:x1="6.758cm" svg:y1="9.255cm" svg:x2="9.273cm" svg:y2="14.017cm" draw:start-shape="id19" draw:start-glue-point="2" draw:end-shape="id22" draw:end-glue-point="0" svg:d="M6758 9255v3810h2515v952" svg:viewBox="0 0 2516 4763">
          <text:p/>
        </draw:connector>
        <draw:connector draw:style-name="gr43" draw:layer="layout" svg:x1="15.622cm" svg:y1="12.888cm" svg:x2="19.899cm" svg:y2="14.335cm" draw:start-shape="id20" draw:start-glue-point="2" draw:end-shape="id23" svg:d="M15622 12888v732h4277v715" svg:viewBox="0 0 4278 1448">
          <text:p/>
        </draw:connector>
        <draw:connector draw:style-name="gr45" draw:layer="layout" svg:x1="17.527cm" svg:y1="11.129cm" svg:x2="19.432cm" svg:y2="10.594cm" draw:start-shape="id24" draw:start-glue-point="1" draw:end-shape="id25" draw:end-glue-point="3" svg:d="M17527 11129h953v-535h952" svg:viewBox="0 0 1906 536">
          <text:p/>
        </draw:connector>
        <draw:connector draw:style-name="gr45" draw:layer="layout" svg:x1="17.527cm" svg:y1="11.129cm" svg:x2="19.432cm" svg:y2="11.864cm" draw:start-shape="id24" draw:start-glue-point="1" draw:end-shape="id26" draw:end-glue-point="3" svg:d="M17527 11129h953v735h952" svg:viewBox="0 0 1906 736">
          <text:p/>
        </draw:connector>
        <draw:connector draw:style-name="gr45" draw:layer="layout" svg:x1="4.853cm" svg:y1="8.874cm" svg:x2="3.24cm" svg:y2="7.477cm" draw:start-shape="id19" draw:start-glue-point="3" draw:end-shape="id12" draw:end-glue-point="2" svg:d="M4853 8874h-1613v-1397" svg:viewBox="0 0 1614 1398">
          <text:p/>
        </draw:connector>
        <draw:connector draw:style-name="gr45" draw:layer="layout" draw:line-skew="-0.889cm" svg:x1="7.901cm" svg:y1="8.493cm" svg:x2="20.512cm" svg:y2="3.474cm" draw:start-shape="id19" draw:start-glue-point="4" draw:end-shape="id15" draw:end-glue-point="6" svg:d="M7901 8493v-3398h12611v-1621" svg:viewBox="0 0 12612 5020">
          <text:p/>
        </draw:connector>
        <draw:connector draw:style-name="gr45" draw:layer="layout" svg:x1="8.663cm" svg:y1="8.874cm" svg:x2="12.447cm" svg:y2="7.939cm" draw:start-shape="id19" draw:start-glue-point="1" draw:end-shape="id14" draw:end-glue-point="3" svg:d="M8663 8874h1892v-935h1892" svg:viewBox="0 0 3785 936">
          <text:p/>
        </draw:connector>
        <draw:connector draw:style-name="gr45" draw:layer="layout" draw:line-skew="-0.635cm" svg:x1="8.663cm" svg:y1="8.874cm" svg:x2="13.717cm" svg:y2="9.724cm" draw:start-shape="id19" draw:start-glue-point="1" draw:end-shape="id27" draw:end-glue-point="3" svg:d="M8663 8874h1892v850h3162" svg:viewBox="0 0 5055 851">
          <text:p/>
        </draw:connector>
        <draw:connector draw:style-name="gr45" draw:layer="layout" draw:line-skew="-0.635cm" svg:x1="8.663cm" svg:y1="8.874cm" svg:x2="13.717cm" svg:y2="11.129cm" draw:start-shape="id19" draw:start-glue-point="1" draw:end-shape="id24" draw:end-glue-point="3" svg:d="M8663 8874h1892v2255h3162" svg:viewBox="0 0 5055 2256">
          <text:p/>
        </draw:connector>
        <draw:frame draw:style-name="gr46" draw:text-style-name="P18" draw:layer="layout" svg:width="0.341cm" svg:height="0.577cm" svg:x="8.855cm" svg:y="8.212cm">
          <draw:text-box>
            <text:p><text:span text:style-name="T9">n</text:span></text:p>
          </draw:text-box>
        </draw:frame>
        <draw:frame draw:style-name="gr46" draw:text-style-name="P18" draw:layer="layout" svg:width="0.341cm" svg:height="0.577cm" svg:x="3.857cm" svg:y="8.237cm">
          <draw:text-box>
            <text:p><text:span text:style-name="T9">n</text:span></text:p>
          </draw:text-box>
        </draw:frame>
        <draw:line draw:style-name="gr45" draw:layer="layout" svg:x1="1.883cm" svg:y1="17.31cm" svg:x2="2.835cm" svg:y2="17.31cm">
          <text:p/>
        </draw:line>
        <draw:line draw:style-name="gr42" draw:layer="layout" svg:x1="1.883cm" svg:y1="17.745cm" svg:x2="2.835cm" svg:y2="17.745cm">
          <text:p/>
        </draw:line>
        <draw:line draw:style-name="gr44" draw:layer="layout" svg:x1="1.883cm" svg:y1="18.18cm" svg:x2="2.835cm" svg:y2="18.18cm">
          <text:p/>
        </draw:line>
        <draw:line draw:style-name="gr43" draw:text-style-name="P13" draw:layer="layout" svg:x1="1.901cm" svg:y1="18.697cm" svg:x2="2.853cm" svg:y2="18.697cm">
          <text:p/>
        </draw:line>
        <draw:line draw:style-name="gr47" draw:text-style-name="P8" draw:layer="layout" svg:x1="2.001cm" svg:y1="19.215cm" svg:x2="2.953cm" svg:y2="19.215cm">
          <text:p/>
        </draw:line>
        <draw:frame draw:style-name="gr48" draw:text-style-name="P20" draw:layer="layout" svg:width="2.827cm" svg:height="2.639cm" svg:x="2.953cm" svg:y="17.093cm">
          <draw:text-box>
            <text:p text:style-name="P19"><text:span text:style-name="T8">Has-a</text:span></text:p>
            <text:p text:style-name="P19"><text:span text:style-name="T8">Implements</text:span></text:p>
            <text:p text:style-name="P19"><text:span text:style-name="T8">Extends</text:span></text:p>
            <text:p text:style-name="P19"><text:span text:style-name="T8">Composes</text:span></text:p>
            <text:p text:style-name="P19"><text:span text:style-name="T8">Uses</text:span></text:p>
          </draw:text-box>
        </draw:frame>
        <draw:custom-shape draw:style-name="gr49" draw:layer="layout" svg:width="0.635cm" svg:height="0.635cm" draw:transform="rotate (1.5707963267949) translate (21.39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7.62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6.5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7.64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5.5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39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8.69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16.792cm 19.7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4.51cm 3.0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1.02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6.047cm 7.667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9" draw:layer="layout" svg:width="0.635cm" svg:height="0.635cm" draw:transform="rotate (1.5707963267949) translate (2.07cm 20.17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1" draw:layer="layout" svg:width="4.863cm" svg:height="0.891cm" svg:x="2.922cm" svg:y="19.428cm">
          <draw:text-box>
            <text:p><text:span text:style-name="T8">Link to game instance (Mancala, Qelat or Deka)</text:span></text:p>
          </draw:text-box>
        </draw:frame>
        <draw:frame draw:style-name="gr51" draw:text-style-name="P11" draw:layer="layout" svg:width="3.537cm" svg:height="0.421cm" svg:x="20.385cm" svg:y="7.881cm">
          <draw:text-box>
            <text:p><text:span text:style-name="T7">Game access via AiGameIf</text:span></text:p>
          </draw:text-box>
        </draw:frame>
        <draw:frame draw:style-name="gr52" draw:text-style-name="P11" draw:layer="layout" svg:width="2.222cm" svg:height="1.767cm" svg:x="9.89cm" svg:y="16.695cm">
          <draw:text-box>
            <text:p><text:span text:style-name="T7">Full access to game instance</text:span></text:p>
          </draw:text-box>
        </draw:frame>
        <draw:frame draw:style-name="gr53" draw:text-style-name="P11" draw:layer="layout" svg:width="2.858cm" svg:height="0.804cm" svg:x="2.287cm" svg:y="3.24cm">
          <draw:text-box>
            <text:p><text:span text:style-name="T7">Game access via GameInterface</text:span></text:p>
          </draw:text-box>
        </draw:frame>
        <draw:frame draw:style-name="gr54" draw:text-style-name="P22" draw:layer="layout" svg:width="2.128cm" svg:height="0.739cm" svg:x="24.512cm" svg:y="7.985cm">
          <draw:text-box>
            <text:p><text:span text:style-name="T10">Still using turn directly</text:span></text:p>
          </draw:text-box>
        </draw:frame>
        <draw:connector draw:style-name="gr45" draw:layer="layout" svg:x1="5.145cm" svg:y1="2.922cm" svg:x2="6.758cm" svg:y2="3.667cm" draw:start-shape="id11" draw:start-glue-point="8" draw:end-shape="id28" draw:end-glue-point="0" svg:d="M5145 2922h1613v745" svg:viewBox="0 0 1614 746">
          <text:p/>
        </draw:connector>
        <draw:connector draw:style-name="gr42" draw:layer="layout" svg:x1="6.758cm" svg:y1="4.429cm" svg:x2="6.758cm" svg:y2="8.493cm" draw:start-shape="id28" draw:start-glue-point="2" draw:end-shape="id19" draw:end-glue-point="0" svg:d="M6758 4429v4064" svg:viewBox="0 0 1 4065">
          <text:p/>
        </draw:connector>
        <draw:custom-shape draw:style-name="gr55" draw:text-style-name="P24" xml:id="id29" draw:id="id29" draw:layer="layout" svg:width="3.175cm" svg:height="0.635cm" svg:x="18.832cm" svg:y="9.0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xml:id="id30" draw:id="id30" draw:layer="layout" svg:width="2.906cm" svg:height="0.635cm" svg:x="23.56cm" svg:y="12.8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3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svg:x1="17.527cm" svg:y1="9.471cm" svg:x2="18.832cm" svg:y2="9.583cm" draw:start-shape="id27" draw:start-glue-point="9" draw:end-shape="id29" draw:end-glue-point="11" svg:d="M17527 9471h652v112h653" svg:viewBox="0 0 1306 113">
          <text:p/>
        </draw:connector>
        <draw:connector draw:style-name="gr26" draw:text-style-name="P8" draw:layer="layout" svg:x1="10.416cm" svg:y1="14.017cm" svg:x2="23.56cm" svg:y2="13.375cm" draw:start-shape="id22" draw:start-glue-point="4" draw:end-shape="id30" draw:end-glue-point="11" svg:d="M10416 14017v-642h13144" svg:viewBox="0 0 13145 643">
          <text:p/>
        </draw:connector>
        <draw:connector draw:style-name="gr26" draw:text-style-name="P8" draw:layer="layout" svg:x1="5.653cm" svg:y1="14.017cm" svg:x2="23.56cm" svg:y2="13.375cm" draw:start-shape="id21" draw:start-glue-point="4" draw:end-shape="id30" draw:end-glue-point="11" svg:d="M5653 14017v-642h17907" svg:viewBox="0 0 17908 643">
          <text:p/>
        </draw:connector>
        <draw:connector draw:style-name="gr26" draw:text-style-name="P8" draw:layer="layout" svg:x1="23.242cm" svg:y1="11.864cm" svg:x2="25.013cm" svg:y2="12.847cm" draw:start-shape="id26" draw:start-glue-point="1" draw:end-shape="id30" draw:end-glue-point="0" svg:d="M23242 11864h1771v983" svg:viewBox="0 0 1772 984">
          <text:p/>
        </draw:connector>
        <draw:connector draw:style-name="gr26" draw:text-style-name="P8" draw:layer="layout" svg:x1="23.242cm" svg:y1="10.341cm" svg:x2="25.013cm" svg:y2="12.847cm" draw:start-shape="id25" draw:start-glue-point="9" draw:end-shape="id30" draw:end-glue-point="0" svg:d="M23242 10341h1771v2506" svg:viewBox="0 0 1772 2507">
          <text:p/>
        </draw:connector>
        <draw:connector draw:style-name="gr26" draw:text-style-name="P8" draw:layer="layout" draw:line-skew="-2.382cm" svg:x1="17.527cm" svg:y1="11.382cm" svg:x2="23.56cm" svg:y2="13.375cm" draw:start-shape="id24" draw:start-glue-point="8" draw:end-shape="id30" draw:end-glue-point="11" svg:d="M17527 11382h635v1993h5398" svg:viewBox="0 0 6034 1994">
          <text:p/>
        </draw:connector>
        <draw:connector draw:style-name="gr45" draw:layer="layout" draw:line-skew="-0.494cm" svg:x1="17.845cm" svg:y1="7.57cm" svg:x2="16.257cm" svg:y2="6.351cm" draw:start-shape="id16" draw:start-glue-point="11" draw:end-shape="id13" draw:end-glue-point="1" svg:d="M17845 7570h-1288v-1219h-300" svg:viewBox="0 0 1589 1220">
          <text:p/>
        </draw:connector>
        <draw:connector draw:style-name="gr45" draw:layer="layout" draw:line-skew="2.398cm" svg:x1="22.89cm" svg:y1="7.57cm" svg:x2="16.257cm" svg:y2="6.351cm" draw:start-shape="id17" draw:start-glue-point="11" draw:end-shape="id13" svg:d="M22890 7570h-918v-1219h-5715" svg:viewBox="0 0 6634 1220">
          <text:p/>
        </draw:connector>
        <draw:connector draw:style-name="gr45" draw:layer="layout" draw:line-skew="0.3cm" svg:x1="17.845cm" svg:y1="7.064cm" svg:x2="15.305cm" svg:y2="4.148cm" draw:start-shape="id16" draw:start-glue-point="10" draw:end-shape="id18" draw:end-glue-point="8" svg:d="M17845 7064h-970v-2916h-1570" svg:viewBox="0 0 2541 2917">
          <text:p/>
        </draw:connector>
        <draw:connector draw:style-name="gr45" draw:layer="layout" draw:line-skew="3.024cm" svg:x1="22.89cm" svg:y1="7.064cm" svg:x2="15.305cm" svg:y2="4.148cm" draw:start-shape="id17" draw:start-glue-point="10" draw:end-shape="id18" draw:end-glue-point="8" svg:d="M22890 7064h-768v-2916h-6817" svg:viewBox="0 0 7586 2917">
          <text:p/>
        </draw:connector>
        <draw:custom-shape draw:style-name="gr57" draw:text-style-name="P13" draw:layer="layout" svg:width="3.81cm" svg:height="0.762cm" svg:x="22.59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etDirIf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58" draw:text-style-name="P3" draw:layer="layout" svg:width="5.715cm" svg:height="2.222cm" svg:x="18.032cm" svg:y="12.74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5" xml:id="id31" draw:id="id31" draw:layer="layout" svg:width="3.81cm" svg:height="0.762cm" svg:x="5.12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32" draw:id="id32" draw:layer="layout" svg:width="3.81cm" svg:height="0.762cm" svg:x="1.95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Game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xml:id="id33" draw:id="id33" draw:layer="layout" svg:width="3.81cm" svg:height="0.762cm" svg:x="5.12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wRound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1.635cm" svg:y1="8.302cm" svg:x2="2.587cm" svg:y2="7.35cm">
          <text:p/>
        </draw:line>
        <draw:line draw:style-name="gr63" draw:text-style-name="P26" draw:layer="layout" svg:x1="5.128cm" svg:y1="11.476cm" svg:x2="6.715cm" svg:y2="10.206cm">
          <text:p/>
        </draw:line>
        <draw:frame draw:style-name="gr64" draw:text-style-name="P27" draw:layer="layout" svg:width="1.586cm" svg:height="0.497cm" svg:x="7.033cm" svg:y="10.207cm">
          <draw:text-box>
            <text:p><text:span text:style-name="T11">rounds</text:span></text:p>
          </draw:text-box>
        </draw:frame>
        <draw:frame draw:style-name="gr65" draw:text-style-name="P28" draw:layer="layout" svg:width="9.841cm" svg:height="0.814cm" svg:x="1.952cm" svg:y="1.317cm">
          <draw:text-box>
            <text:p>New Game Classes and Deco</text:p>
          </draw:text-box>
        </draw:frame>
        <draw:frame draw:style-name="gr64" draw:text-style-name="P27" draw:layer="layout" svg:width="2.222cm" svg:height="0.497cm" svg:x="19.097cm" svg:y="10.207cm">
          <draw:text-box>
            <text:p><text:span text:style-name="T11">mustshare</text:span></text:p>
          </draw:text-box>
        </draw:frame>
        <draw:frame draw:style-name="gr65" draw:text-style-name="P28" draw:layer="layout" svg:width="9.841cm" svg:height="0.814cm" svg:x="16.241cm" svg:y="1.317cm">
          <draw:text-box>
            <text:p>Allowable Classes and Deco</text:p>
          </draw:text-box>
        </draw:frame>
        <draw:custom-shape draw:style-name="gr66" draw:text-style-name="P25" xml:id="id34" draw:id="id34" draw:layer="layout" svg:width="3.81cm" svg:height="0.762cm" svg:x="16.978cm" svg:y="3.72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If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5" draw:id="id35" draw:layer="layout" svg:width="3.81cm" svg:height="0.762cm" svg:x="13.803cm" svg:y="6.7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llowable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6" draw:id="id36" draw:layer="layout" svg:width="3.81cm" svg:height="0.762cm" svg:x="16.978cm" svg:y="9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ustShare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13.7cm" svg:y1="8.302cm" svg:x2="14.652cm" svg:y2="7.35cm">
          <text:p/>
        </draw:line>
        <draw:line draw:style-name="gr63" draw:text-style-name="P26" draw:layer="layout" svg:x1="16.557cm" svg:y1="10.969cm" svg:x2="17.51cm" svg:y2="10.207cm">
          <text:p/>
        </draw:line>
        <draw:connector draw:style-name="gr42" draw:layer="layout" draw:line-skew="0.525cm" svg:x1="7.033cm" svg:y1="4.491cm" svg:x2="3.858cm" svg:y2="6.714cm" draw:start-shape="id31" draw:start-glue-point="2" draw:end-shape="id32" svg:d="M7033 4491v1637h-3175v586" svg:viewBox="0 0 3176 2224">
          <text:p/>
        </draw:connector>
        <draw:connector draw:style-name="gr42" draw:layer="layout" svg:x1="7.033cm" svg:y1="4.491cm" svg:x2="7.033cm" svg:y2="9.444cm" draw:start-shape="id31" draw:start-glue-point="2" draw:end-shape="id33" draw:end-glue-point="0" svg:d="M7033 4491v4953" svg:viewBox="0 0 1 4954">
          <text:p/>
        </draw:connector>
        <draw:connector draw:style-name="gr42" draw:layer="layout" draw:line-skew="0.525cm" svg:x1="18.883cm" svg:y1="4.491cm" svg:x2="15.708cm" svg:y2="6.714cm" draw:start-shape="id34" draw:start-glue-point="2" draw:end-shape="id35" draw:end-glue-point="0" svg:d="M18883 4491v1637h-3175v586" svg:viewBox="0 0 3176 2224">
          <text:p/>
        </draw:connector>
        <draw:connector draw:style-name="gr42" draw:layer="layout" svg:x1="18.883cm" svg:y1="4.491cm" svg:x2="18.883cm" svg:y2="9.444cm" draw:start-shape="id34" draw:start-glue-point="2" draw:end-shape="id36" draw:end-glue-point="0" svg:d="M18883 4491v4953" svg:viewBox="0 0 1 4954">
          <text:p/>
        </draw:connector>
        <draw:connector draw:style-name="gr45" draw:layer="layout" draw:type="curve" svg:x1="5.89cm" svg:y1="9.444cm" svg:x2="5.001cm" svg:y2="7.476cm" draw:start-shape="id33" draw:start-glue-point="5" draw:end-shape="id32" draw:end-glue-point="7" svg:d="M5890 9444c0-1476-889-492-889-1968" svg:viewBox="0 0 890 1969">
          <text:p/>
        </draw:connector>
        <draw:connector draw:style-name="gr45" draw:layer="layout" draw:type="curve" svg:x1="17.74cm" svg:y1="9.444cm" svg:x2="16.851cm" svg:y2="7.476cm" draw:start-shape="id36" draw:start-glue-point="5" draw:end-shape="id35" draw:end-glue-point="7" svg:d="M17740 9444c0-1476-889-492-889-1968" svg:viewBox="0 0 890 1969">
          <text:p/>
        </draw:connector>
        <draw:line draw:style-name="gr62" draw:text-style-name="P29" draw:layer="layout" svg:x1="1cm" svg:y1="20.367cm" svg:x2="1.82cm" svg:y2="19.547cm">
          <text:p/>
        </draw:line>
        <draw:frame draw:style-name="gr69" draw:text-style-name="P21" draw:layer="layout" svg:width="5.933cm" svg:height="0.577cm" svg:x="1.635cm" svg:y="19.79cm">
          <draw:text-box>
            <text:p><text:span text:style-name="T8">Possible decorator chain start</text:span></text:p>
          </draw:text-box>
        </draw:frame>
        <draw:custom-shape draw:name="Callout-5" draw:style-name="gr70" draw:text-style-name="P31" draw:layer="layout" svg:width="4.763cm" svg:height="0.953cm" svg:x="9.889cm" svg:y="11.477cm">
          <text:p text:style-name="P30"><text:span text:style-name="T12">Conditions for including this decorator in the chain</text:span></text:p>
          <draw:enhanced-geometry draw:mirror-horizontal="false" draw:mirror-vertical="false" svg:viewBox="0 0 0 0" draw:text-areas="0 0 ?f4 ?f7" draw:type="ooxml-accentCallout1" draw:modifiers="18750 -8333 -82599.5807127883 -36314.0218303946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  <draw:custom-shape draw:style-name="gr71" draw:text-style-name="P33" draw:layer="layout" svg:width="1.905cm" svg:height="1.905cm" svg:x="5.445cm" svg:y="13.382cm">
          <text:p text:style-name="P32"><text:span text:style-name="T13">new_</text:span></text:p>
          <text:p text:style-name="P32"><text:span text:style-name="T13">g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35" draw:layer="layout" svg:width="2.54cm" svg:height="3.421cm" svg:x="5.427cm" svg:y="15.604cm">
          <draw:text-box>
            <text:p text:style-name="P34"><text:span text:style-name="T14">Δ</text:span><text:span text:style-name="T14"><text:tab/></text:span><text:span text:style-name="T8">board</text:span></text:p>
            <text:p text:style-name="P34"><text:span text:style-name="T14">Δ</text:span><text:span text:style-name="T14"><text:tab/></text:span><text:span text:style-name="T8">store</text:span></text:p>
            <text:p text:style-name="P34"><text:span text:style-name="T14">Δ</text:span><text:span text:style-name="T8"><text:tab/></text:span><text:span text:style-name="T8">blocked</text:span></text:p>
            <text:p text:style-name="P34"><text:span text:style-name="T14">Δ</text:span><text:span text:style-name="T8"><text:tab/></text:span><text:span text:style-name="T8">child</text:span></text:p>
            <text:p text:style-name="P34"><text:span text:style-name="T14">Δ</text:span><text:span text:style-name="T8"><text:tab/></text:span><text:span text:style-name="T8">unlocked</text:span></text:p>
            <text:p text:style-name="P34"><text:span text:style-name="T14">Δ</text:span><text:span text:style-name="T8"><text:tab/></text:span><text:span text:style-name="T8">turn</text:span></text:p>
            <text:p text:style-name="P34"><text:span text:style-name="T14">Δ</text:span><text:span text:style-name="T8"><text:tab/></text:span><text:span text:style-name="T8">starter</text:span></text:p>
          </draw:text-box>
        </draw:frame>
        <draw:frame draw:style-name="gr73" draw:text-style-name="P37" draw:layer="layout" svg:width="4.762cm" svg:height="0.578cm" svg:x="7.667cm" svg:y="19.889cm">
          <draw:text-box>
            <text:p text:style-name="P36"><text:span text:style-name="T14">Δ</text:span><text:span text:style-name="T8"><text:tab/></text:span><text:span text:style-name="T8">game state changed</text:span></text:p>
          </draw:text-box>
        </draw:frame>
        <draw:custom-shape draw:style-name="gr74" draw:text-style-name="P33" draw:layer="layout" svg:width="1.905cm" svg:height="1.905cm" svg:x="17.08cm" svg:y="15.676cm">
          <text:p text:style-name="P32"><text:span text:style-name="T13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5" draw:text-style-name="P35" draw:layer="layout" svg:width="2.54cm" svg:height="1.834cm" svg:x="16.875cm" svg:y="17.898cm">
          <draw:text-box>
            <text:p text:style-name="P34"><text:span text:style-name="T14"><text:tab/></text:span><text:span text:style-name="T8">board</text:span></text:p>
            <text:p text:style-name="P34"><text:span text:style-name="T8"><text:tab/></text:span><text:span text:style-name="T8">blocked</text:span></text:p>
            <text:p text:style-name="P34"><text:span text:style-name="T8"><text:tab/></text:span><text:span text:style-name="T8">child</text:span></text:p>
            <text:p text:style-name="P34"><text:span text:style-name="T8"><text:tab/></text:span><text:span text:style-name="T8">state</text:span></text:p>
          </draw:text-box>
        </draw:frame>
        <draw:frame draw:style-name="gr76" draw:text-style-name="P21" draw:layer="layout" svg:width="3.512cm" svg:height="0.577cm" svg:x="20.037cm" svg:y="16.469cm">
          <draw:text-box>
            <text:p><text:span text:style-name="T8">list: bool for each hole</text:span></text:p>
          </draw:text-box>
        </draw:frame>
        <draw:line draw:style-name="gr77" draw:text-style-name="P8" draw:layer="layout" svg:x1="18.985cm" svg:y1="16.719cm" svg:x2="19.937cm" svg:y2="16.719cm">
          <text:p/>
        </draw:line>
        <draw:custom-shape draw:style-name="gr74" draw:text-style-name="P33" draw:layer="layout" svg:width="1.905cm" svg:height="1.905cm" svg:x="18.767cm" svg:y="12.964cm">
          <text:p text:style-name="P32"><text:span text:style-name="T13">sow_</text:span></text:p>
          <text:p text:style-name="P32"><text:span text:style-name="T13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3" draw:layer="layout" svg:width="1.905cm" svg:height="1.905cm" svg:x="21.307cm" svg:y="12.964cm">
          <text:p text:style-name="P32"><text:span text:style-name="T13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11" draw:layer="layout" svg:width="1.078cm" svg:height="0.421cm" svg:x="18.032cm" svg:y="12.747cm">
          <draw:text-box>
            <text:p><text:span text:style-name="T7">do_sow</text:span></text:p>
          </draw:text-box>
        </draw:frame>
        <draw:line draw:style-name="gr79" draw:text-style-name="P8" draw:layer="layout" svg:x1="18.667cm" svg:y1="15.922cm" svg:x2="19.62cm" svg:y2="14.969cm">
          <text:p/>
        </draw:line>
        <draw:line draw:style-name="gr26" draw:text-style-name="P8" draw:layer="layout" svg:x1="4.493cm" svg:y1="14.335cm" svg:x2="5.445cm" svg:y2="14.335cm">
          <text:p/>
        </draw:line>
        <draw:frame draw:style-name="gr80" draw:text-style-name="P21" draw:layer="layout" svg:width="2.407cm" svg:height="0.635cm" svg:x="1.97cm" svg:y="14.017cm">
          <draw:text-box>
            <text:p><text:span text:style-name="T8">new_round_ok</text:span></text:p>
          </draw:text-box>
        </draw:frame>
        <draw:custom-shape draw:name="Callout- 1" draw:style-name="gr81" draw:text-style-name="P31" draw:layer="layout" svg:width="4.763cm" svg:height="0.953cm" svg:x="9.889cm" svg:y="15.287cm">
          <text:p text:style-name="P30"><text:span text:style-name="T12">Game state variables referenced.</text:span></text:p>
          <draw:enhanced-geometry draw:mirror-horizontal="false" draw:mirror-vertical="false" svg:viewBox="0 0 0 0" draw:text-areas="0 0 ?f4 ?f7" draw:type="ooxml-accentCallout1" draw:modifiers="18750 -8333 83962.2641509434 -48173.8035264484" draw:enhanced-path="M 0 0 L ?f4 0 ?f4 ?f7 0 ?f7 Z S N M ?f1 0 L ?f1 ?f7 F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position="?f1 ?f0" draw:handle-range-y-maximum="2147483647" draw:handle-range-x-maximum="2147483647" draw:handle-range-x-minimum="-2147483647" draw:handle-range-y-minimum="-2147483647"/>
            <draw:handle draw:handle-position="?f3 ?f2" draw:handle-range-y-maximum="2147483647" draw:handle-range-x-maximum="2147483647" draw:handle-range-x-minimum="-2147483647" draw:handle-range-y-minimum="-2147483647"/>
          </draw:enhanced-geometry>
        </draw:custom-shape>
      </draw:page>
      <draw:page draw:name="page4" draw:style-name="dp1" draw:master-page-name="Default">
        <draw:custom-shape draw:style-name="gr82" draw:text-style-name="P25" xml:id="id41" draw:id="id41" draw:layer="layout" svg:width="3.81cm" svg:height="0.762cm" svg:x="8.62cm" svg:y="3.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If</text:span></text:p>
          <draw:enhanced-geometry svg:viewBox="0 0 21600 21600" draw:type="rectangle" draw:enhanced-path="M 0 0 L 21600 0 21600 21600 0 21600 0 0 Z N"/>
        </draw:custom-shape>
        <draw:custom-shape draw:style-name="gr83" draw:text-style-name="P2" xml:id="id40" draw:id="id40" draw:layer="layout" svg:width="3.81cm" svg:height="0.762cm" svg:x="5.44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ves</text:span></text:p>
          <draw:enhanced-geometry svg:viewBox="0 0 21600 21600" draw:type="rectangle" draw:enhanced-path="M 0 0 L 21600 0 21600 21600 0 21600 0 0 Z N"/>
        </draw:custom-shape>
        <draw:custom-shape draw:style-name="gr84" draw:text-style-name="P2" xml:id="id37" draw:id="id37" draw:layer="layout" svg:width="3.81cm" svg:height="0.762cm" svg:x="14.435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PassMoves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5.162cm" svg:y1="7.985cm" svg:x2="5.797cm" svg:y2="7.35cm">
          <text:p/>
        </draw:line>
        <draw:frame draw:style-name="gr64" draw:text-style-name="P27" draw:layer="layout" svg:width="4.127cm" svg:height="0.497cm" svg:x="14.97cm" svg:y="10.98cm">
          <draw:text-box>
            <text:p><text:span text:style-name="T11">udirect and mustpass</text:span></text:p>
          </draw:text-box>
        </draw:frame>
        <draw:frame draw:style-name="gr65" draw:text-style-name="P28" draw:layer="layout" svg:width="9.841cm" svg:height="0.814cm" svg:x="7.986cm" svg:y="1cm">
          <draw:text-box>
            <text:p>Get Moves Classes and Deco</text:p>
          </draw:text-box>
        </draw:frame>
        <draw:custom-shape draw:style-name="gr85" draw:text-style-name="P2" xml:id="id39" draw:id="id39" draw:layer="layout" svg:width="3.81cm" svg:height="0.762cm" svg:x="7.76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ssMoves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4.017cm" svg:y1="11.477cm" svg:x2="14.81cm" svg:y2="10.842cm">
          <text:p/>
        </draw:line>
        <draw:frame draw:style-name="gr86" draw:text-style-name="P27" draw:layer="layout" svg:width="4.345cm" svg:height="0.891cm" svg:x="8.52cm" svg:y="10.742cm">
          <draw:text-box>
            <text:p><text:span text:style-name="T11">not udirect and mustpass</text:span></text:p>
          </draw:text-box>
        </draw:frame>
        <draw:connector draw:style-name="gr45" draw:layer="layout" draw:type="curve" svg:x1="15.197cm" svg:y1="10.207cm" svg:x2="15.16cm" svg:y2="7.477cm" draw:start-shape="id37" draw:start-glue-point="5" draw:end-shape="id38" draw:end-glue-point="7" svg:d="M15197 10207c0-2047-37-683-37-2730" svg:viewBox="0 0 38 2731">
          <text:p/>
        </draw:connector>
        <draw:connector draw:style-name="gr45" draw:layer="layout" draw:type="curve" svg:x1="8.529cm" svg:y1="9.89cm" svg:x2="8.493cm" svg:y2="7.477cm" draw:start-shape="id39" draw:start-glue-point="5" draw:end-shape="id40" draw:end-glue-point="7" svg:d="M8529 9890c0-1809-36-603-36-2413" svg:viewBox="0 0 37 2414">
          <text:p/>
        </draw:connector>
        <draw:connector draw:style-name="gr42" draw:layer="layout" draw:line-skew="-0.159cm" svg:x1="10.525cm" svg:y1="4.492cm" svg:x2="7.35cm" svg:y2="6.715cm" draw:start-shape="id41" draw:start-glue-point="2" draw:end-shape="id40" draw:end-glue-point="0" svg:d="M10525 4492v953h-3175v1270" svg:viewBox="0 0 3176 2224">
          <text:p/>
        </draw:connector>
        <draw:connector draw:style-name="gr42" draw:layer="layout" draw:line-skew="-1.905cm" svg:x1="10.525cm" svg:y1="4.492cm" svg:x2="16.34cm" svg:y2="10.207cm" draw:start-shape="id41" draw:start-glue-point="2" draw:end-shape="id37" draw:end-glue-point="0" svg:d="M10525 4492v953h5815v4762" svg:viewBox="0 0 5816 5716">
          <text:p/>
        </draw:connector>
        <draw:connector draw:style-name="gr42" draw:layer="layout" draw:line-skew="-1.746cm" svg:x1="10.525cm" svg:y1="4.492cm" svg:x2="9.672cm" svg:y2="9.89cm" draw:start-shape="id41" draw:start-glue-point="2" draw:end-shape="id39" draw:end-glue-point="0" svg:d="M10525 4492v953h-853v4445" svg:viewBox="0 0 854 5399">
          <text:p/>
        </draw:connector>
        <draw:frame draw:style-name="gr87" draw:text-style-name="P38" draw:layer="layout" svg:width="0.502cm" svg:height="1.187cm" svg:x="16.536cm" svg:y="13.826cm">
          <draw:text-box>
            <text:p/>
          </draw:text-box>
        </draw:frame>
        <draw:custom-shape draw:style-name="gr74" draw:text-style-name="P33" draw:layer="layout" svg:width="1.905cm" svg:height="1.905cm" svg:x="8.62cm" svg:y="16.24cm">
          <text:p text:style-name="P32"><text:span text:style-name="T13">mov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21" draw:layer="layout" svg:width="6.033cm" svg:height="1.679cm" svg:x="11.477cm" svg:y="17.033cm">
          <draw:text-box>
            <text:p><text:span text:style-name="T8">list of valid moves: </text:span></text:p>
            <text:p text:style-name="P36"><text:span text:style-name="T8"><text:tab/></text:span><text:span text:style-name="T8">pos 0 .. holes-1, PASS_TOKEN</text:span></text:p>
            <text:p text:style-name="P36"><text:span text:style-name="T8"><text:tab/></text:span><text:span text:style-name="T8">tuples (pos, direction)</text:span></text:p>
          </draw:text-box>
        </draw:frame>
        <draw:line draw:style-name="gr77" draw:text-style-name="P8" draw:layer="layout" svg:x1="10.525cm" svg:y1="17.283cm" svg:x2="11.477cm" svg:y2="17.283cm">
          <text:p/>
        </draw:line>
        <draw:custom-shape draw:style-name="gr74" draw:text-style-name="P33" draw:layer="layout" svg:width="1.905cm" svg:height="1.905cm" svg:x="10.842cm" svg:y="13.7cm">
          <text:p text:style-name="P32"><text:span text:style-name="T13">allo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8" draw:layer="layout" svg:x1="10.207cm" svg:y1="16.486cm" svg:x2="11.16cm" svg:y2="15.533cm">
          <text:p/>
        </draw:line>
        <draw:frame draw:style-name="gr89" draw:text-style-name="P35" draw:layer="layout" svg:width="2.54cm" svg:height="0.564cm" svg:x="8.62cm" svg:y="18.462cm">
          <draw:text-box>
            <text:p text:style-name="P34"><text:span text:style-name="T14"><text:tab/></text:span><text:span text:style-name="T8">board</text:span></text:p>
          </draw:text-box>
        </draw:frame>
        <draw:custom-shape draw:style-name="gr90" draw:text-style-name="P2" xml:id="id38" draw:id="id38" draw:layer="layout" svg:width="3.81cm" svg:height="0.762cm" svg:x="12.112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Moves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-0.159cm" svg:x1="10.525cm" svg:y1="4.492cm" svg:x2="14.017cm" svg:y2="6.715cm" draw:start-shape="id41" draw:start-glue-point="2" draw:end-shape="id38" draw:end-glue-point="0" svg:d="M10525 4492v953h3492v1270" svg:viewBox="0 0 3493 2224">
          <text:p/>
        </draw:connector>
        <draw:line draw:style-name="gr63" draw:text-style-name="P26" draw:layer="layout" svg:x1="7.609cm" svg:y1="11.16cm" svg:x2="8.402cm" svg:y2="10.525cm">
          <text:p/>
        </draw:line>
        <draw:line draw:style-name="gr62" draw:text-style-name="P26" draw:layer="layout" svg:x1="11.795cm" svg:y1="7.985cm" svg:x2="12.43cm" svg:y2="7.35cm">
          <text:p/>
        </draw:line>
        <draw:frame draw:style-name="gr91" draw:text-style-name="P39" draw:layer="layout" svg:width="1.158cm" svg:height="0.498cm" svg:x="13.065cm" svg:y="7.467cm">
          <draw:text-box>
            <text:p><text:span text:style-name="T11">udirect</text:span></text:p>
          </draw:text-box>
        </draw:frame>
        <draw:frame draw:style-name="gr92" draw:text-style-name="P39" draw:layer="layout" svg:width="3.172cm" svg:height="0.891cm" svg:x="6.183cm" svg:y="7.511cm">
          <draw:text-box>
            <text:p><text:span text:style-name="T11">not udirect</text:span></text:p>
          </draw:text-box>
        </draw:frame>
      </draw:page>
      <draw:page draw:name="page5" draw:style-name="dp1" draw:master-page-name="Default">
        <draw:custom-shape draw:style-name="gr93" draw:text-style-name="P25" xml:id="id44" draw:id="id44" draw:layer="layout" svg:width="3.81cm" svg:height="0.762cm" svg:x="8.62cm" svg:y="3.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etDirIf</text:span></text:p>
          <draw:enhanced-geometry svg:viewBox="0 0 21600 21600" draw:type="rectangle" draw:enhanced-path="M 0 0 L 21600 0 21600 21600 0 21600 0 0 Z N"/>
        </draw:custom-shape>
        <draw:custom-shape draw:style-name="gr94" draw:text-style-name="P2" xml:id="id45" draw:id="id45" draw:layer="layout" svg:width="3.81cm" svg:height="0.762cm" svg:x="5.445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onstDir</text:span></text:p>
          <draw:enhanced-geometry svg:viewBox="0 0 21600 21600" draw:type="rectangle" draw:enhanced-path="M 0 0 L 21600 0 21600 21600 0 21600 0 0 Z N"/>
        </draw:custom-shape>
        <draw:custom-shape draw:style-name="gr95" draw:text-style-name="P2" xml:id="id42" draw:id="id42" draw:layer="layout" svg:width="3.81cm" svg:height="0.762cm" svg:x="8.62cm" svg:y="9.5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OtherDir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5.127cm" svg:y1="7.667cm" svg:x2="5.762cm" svg:y2="7.032cm">
          <text:p/>
        </draw:line>
        <draw:frame draw:style-name="gr96" draw:text-style-name="P27" draw:layer="layout" svg:width="4.127cm" svg:height="0.635cm" svg:x="9.89cm" svg:y="10.525cm">
          <draw:text-box>
            <text:p><text:span text:style-name="T11">udirect (any udir_hole)</text:span></text:p>
          </draw:text-box>
        </draw:frame>
        <draw:frame draw:style-name="gr65" draw:text-style-name="P28" draw:layer="layout" svg:width="9.841cm" svg:height="0.814cm" svg:x="8.937cm" svg:y="1.138cm">
          <draw:text-box>
            <text:p>Get Direction Classes and Deco</text:p>
          </draw:text-box>
        </draw:frame>
        <draw:line draw:style-name="gr63" draw:text-style-name="P26" draw:layer="layout" svg:x1="8.285cm" svg:y1="10.652cm" svg:x2="9.078cm" svg:y2="10.017cm">
          <text:p/>
        </draw:line>
        <draw:connector draw:style-name="gr45" draw:layer="layout" draw:type="curve" svg:x1="11.668cm" svg:y1="9.572cm" svg:x2="12.874cm" svg:y2="7.477cm" draw:start-shape="id42" draw:start-glue-point="4" draw:end-shape="id43" draw:end-glue-point="6" svg:d="M11668 9572c0-1570 1206-523 1206-2095" svg:viewBox="0 0 1207 2096">
          <text:p/>
        </draw:connector>
        <draw:connector draw:style-name="gr42" draw:layer="layout" draw:line-skew="-0.159cm" svg:x1="10.525cm" svg:y1="4.492cm" svg:x2="7.35cm" svg:y2="6.715cm" draw:start-shape="id44" draw:start-glue-point="2" draw:end-shape="id45" draw:end-glue-point="0" svg:d="M10525 4492v953h-3175v1270" svg:viewBox="0 0 3176 2224">
          <text:p/>
        </draw:connector>
        <draw:connector draw:style-name="gr42" draw:layer="layout" draw:line-skew="-0.159cm" svg:x1="10.525cm" svg:y1="4.492cm" svg:x2="19.415cm" svg:y2="6.715cm" draw:start-shape="id44" draw:start-glue-point="2" draw:end-shape="id46" draw:end-glue-point="0" svg:d="M10525 4492v953h8890v1270" svg:viewBox="0 0 8891 2224">
          <text:p/>
        </draw:connector>
        <draw:connector draw:style-name="gr42" draw:layer="layout" svg:x1="10.525cm" svg:y1="4.492cm" svg:x2="10.525cm" svg:y2="9.572cm" draw:start-shape="id44" draw:start-glue-point="2" draw:end-shape="id42" draw:end-glue-point="0" svg:d="M10525 4492v5080" svg:viewBox="0 0 1 5081">
          <text:p/>
        </draw:connector>
        <draw:frame draw:style-name="gr87" draw:text-style-name="P38" draw:layer="layout" svg:width="0.502cm" svg:height="1.187cm" svg:x="16.536cm" svg:y="13.826cm">
          <draw:text-box>
            <text:p/>
          </draw:text-box>
        </draw:frame>
        <draw:custom-shape draw:style-name="gr74" draw:text-style-name="P33" draw:layer="layout" svg:width="1.905cm" svg:height="1.905cm" svg:x="11.16cm" svg:y="13.7cm">
          <text:p text:style-name="P32"><text:span text:style-name="T13">get_di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7" draw:text-style-name="P21" draw:layer="layout" svg:width="4.762cm" svg:height="1.679cm" svg:x="5.445cm" svg:y="14.335cm">
          <draw:text-box>
            <text:p><text:span text:style-name="T8">move: pos or (pos, direct)</text:span></text:p>
            <text:p><text:span text:style-name="T8"><text:tab/></text:span><text:span text:style-name="T8">direct possibly None</text:span></text:p>
            <text:p><text:span text:style-name="T8">loc</text:span></text:p>
          </draw:text-box>
        </draw:frame>
        <draw:line draw:style-name="gr77" draw:text-style-name="P8" draw:layer="layout" svg:x1="13.065cm" svg:y1="14.743cm" svg:x2="14.017cm" svg:y2="14.743cm">
          <text:p/>
        </draw:line>
        <draw:custom-shape draw:style-name="gr98" draw:text-style-name="P2" xml:id="id43" draw:id="id43" draw:layer="layout" svg:width="3.81cm" svg:height="0.762cm" svg:x="12.112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plitDir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-0.159cm" svg:x1="10.525cm" svg:y1="4.492cm" svg:x2="14.017cm" svg:y2="6.715cm" draw:start-shape="id44" draw:start-glue-point="2" draw:end-shape="id43" draw:end-glue-point="0" svg:d="M10525 4492v953h3492v1270" svg:viewBox="0 0 3493 2224">
          <text:p/>
        </draw:connector>
        <draw:line draw:style-name="gr62" draw:text-style-name="P26" draw:layer="layout" svg:x1="11.795cm" svg:y1="7.985cm" svg:x2="12.43cm" svg:y2="7.35cm">
          <text:p/>
        </draw:line>
        <draw:frame draw:style-name="gr99" draw:text-style-name="P39" draw:layer="layout" svg:width="3.492cm" svg:height="0.635cm" svg:x="13.065cm" svg:y="7.667cm">
          <draw:text-box>
            <text:p><text:span text:style-name="T11">sow_direct == SPLIT</text:span></text:p>
          </draw:text-box>
        </draw:frame>
        <draw:custom-shape draw:style-name="gr100" draw:text-style-name="P2" xml:id="id46" draw:id="id46" draw:layer="layout" svg:width="3.81cm" svg:height="0.762cm" svg:x="17.5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UdirAllDir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6.875cm" svg:y1="7.985cm" svg:x2="17.668cm" svg:y2="7.35cm">
          <text:p/>
        </draw:line>
        <draw:line draw:style-name="gr77" draw:text-style-name="P8" draw:layer="layout" svg:x1="10.207cm" svg:y1="14.652cm" svg:x2="11.159cm" svg:y2="14.652cm">
          <text:p/>
        </draw:line>
        <draw:frame draw:style-name="gr101" draw:text-style-name="P21" draw:layer="layout" svg:width="4.445cm" svg:height="0.497cm" svg:x="14.335cm" svg:y="14.473cm">
          <draw:text-box>
            <text:p><text:span text:style-name="T8">Direct:CW or Direct:CCW</text:span></text:p>
          </draw:text-box>
        </draw:frame>
        <draw:frame draw:style-name="gr64" draw:text-style-name="P27" draw:layer="layout" svg:width="4.127cm" svg:height="0.891cm" svg:x="18.462cm" svg:y="7.667cm">
          <draw:text-box>
            <text:p><text:span text:style-name="T11">all holes are in udir_holes</text:span></text:p>
            <text:p><text:span text:style-name="T11">sow_direct is don’t care</text:span></text:p>
          </draw:text-box>
        </draw:frame>
        <draw:frame draw:style-name="gr99" draw:text-style-name="P39" draw:layer="layout" svg:width="3.492cm" svg:height="0.635cm" svg:x="5.127cm" svg:y="7.667cm">
          <draw:text-box>
            <text:p><text:span text:style-name="T11">sow_direct != SPLIT</text:span></text:p>
          </draw:text-box>
        </draw:frame>
        <draw:connector draw:style-name="gr45" draw:layer="layout" draw:type="curve" svg:x1="9.382cm" svg:y1="9.572cm" svg:x2="8.493cm" svg:y2="7.477cm" draw:start-shape="id42" draw:start-glue-point="5" draw:end-shape="id45" draw:end-glue-point="7" svg:d="M9382 9572c0-1570-889-523-889-2095" svg:viewBox="0 0 890 2096">
          <text:p/>
        </draw:connector>
      </draw:page>
      <draw:page draw:name="page6" draw:style-name="dp1" draw:master-page-name="Default">
        <draw:custom-shape draw:style-name="gr102" draw:text-style-name="P25" xml:id="id54" draw:id="id54" draw:layer="layout" svg:width="3.81cm" svg:height="0.762cm" svg:x="5.119cm" svg:y="2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er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2" xml:id="id49" draw:id="id49" draw:layer="layout" svg:width="3.81cm" svg:height="0.762cm" svg:x="1.944cm" svg:y="5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rement</text:span></text:p>
          <draw:enhanced-geometry svg:viewBox="0 0 21600 21600" draw:type="rectangle" draw:enhanced-path="M 0 0 L 21600 0 21600 21600 0 21600 0 0 Z N"/>
        </draw:custom-shape>
        <draw:custom-shape draw:style-name="gr104" draw:text-style-name="P2" xml:id="id48" draw:id="id48" draw:layer="layout" svg:width="3.81cm" svg:height="0.762cm" svg:x="5.119cm" svg:y="8.5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Start</text:span></text:p>
          <draw:enhanced-geometry svg:viewBox="0 0 21600 21600" draw:type="rectangle" draw:enhanced-path="M 0 0 L 21600 0 21600 21600 0 21600 0 0 Z N"/>
        </draw:custom-shape>
        <draw:line draw:style-name="gr62" draw:text-style-name="P26" draw:layer="layout" svg:x1="1.952cm" svg:y1="7.35cm" svg:x2="2.81cm" svg:y2="6.492cm">
          <text:p/>
        </draw:line>
        <draw:line draw:style-name="gr63" draw:text-style-name="P26" draw:layer="layout" svg:x1="5.009cm" svg:y1="10.207cm" svg:x2="6.081cm" svg:y2="9.349cm">
          <text:p/>
        </draw:line>
        <draw:frame draw:style-name="gr64" draw:text-style-name="P27" draw:layer="layout" svg:width="2.541cm" svg:height="0.497cm" svg:x="6.298cm" svg:y="9.287cm">
          <draw:text-box>
            <text:p><text:span text:style-name="T11">skip_start</text:span></text:p>
          </draw:text-box>
        </draw:frame>
        <draw:frame draw:style-name="gr65" draw:text-style-name="P28" draw:layer="layout" svg:width="9.841cm" svg:height="0.814cm" svg:x="2.589cm" svg:y="1.317cm">
          <draw:text-box>
            <text:p>Incrementer Classes and Deco</text:p>
          </draw:text-box>
        </draw:frame>
        <draw:custom-shape draw:style-name="gr105" draw:text-style-name="P2" xml:id="id47" draw:id="id47" draw:layer="layout" svg:width="3.81cm" svg:height="0.762cm" svg:x="8.303cm" svg:y="12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cPastBlocks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8.208cm" svg:y1="13.7cm" svg:x2="9.155cm" svg:y2="12.942cm">
          <text:p/>
        </draw:line>
        <draw:frame draw:style-name="gr64" draw:text-style-name="P27" draw:layer="layout" svg:width="1.905cm" svg:height="0.497cm" svg:x="9.89cm" svg:y="13.065cm">
          <draw:text-box>
            <text:p><text:span text:style-name="T11">blocks</text:span></text:p>
          </draw:text-box>
        </draw:frame>
        <draw:custom-shape draw:style-name="gr106" draw:text-style-name="P25" xml:id="id55" draw:id="id55" draw:layer="layout" svg:width="3.81cm" svg:height="0.762cm" svg:x="18.771cm" svg:y="2.8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If</text:span></text:p>
          <draw:enhanced-geometry svg:viewBox="0 0 21600 21600" draw:type="rectangle" draw:enhanced-path="M 0 0 L 21600 0 21600 21600 0 21600 0 0 Z N"/>
        </draw:custom-shape>
        <draw:custom-shape draw:style-name="gr107" draw:text-style-name="P2" xml:id="id53" draw:id="id53" draw:layer="layout" svg:width="3.81cm" svg:height="0.762cm" svg:x="15.596cm" svg:y="5.5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</text:span></text:p>
          <draw:enhanced-geometry svg:viewBox="0 0 21600 21600" draw:type="rectangle" draw:enhanced-path="M 0 0 L 21600 0 21600 21600 0 21600 0 0 Z N"/>
        </draw:custom-shape>
        <draw:frame draw:style-name="gr86" draw:text-style-name="P27" draw:layer="layout" svg:width="2.435cm" svg:height="0.891cm" svg:x="19.051cm" svg:y="9.049cm">
          <draw:text-box>
            <text:p><text:span text:style-name="T11">sow_start</text:span></text:p>
          </draw:text-box>
        </draw:frame>
        <draw:frame draw:style-name="gr65" draw:text-style-name="P28" draw:layer="layout" svg:width="9.841cm" svg:height="0.814cm" svg:x="16.24cm" svg:y="1.317cm">
          <draw:text-box>
            <text:p>Sow Starter Classes and Deco</text:p>
          </draw:text-box>
        </draw:frame>
        <draw:custom-shape draw:style-name="gr108" draw:text-style-name="P2" xml:id="id51" draw:id="id51" draw:layer="layout" svg:width="3.81cm" svg:height="0.762cm" svg:x="21.955cm" svg:y="11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arkUnlock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19.097cm" svg:y1="15.084cm" svg:x2="20.05cm" svg:y2="14.322cm">
          <text:p/>
        </draw:line>
        <draw:frame draw:style-name="gr64" draw:text-style-name="P27" draw:layer="layout" svg:width="1.905cm" svg:height="0.497cm" svg:x="22.538cm" svg:y="12.349cm">
          <draw:text-box>
            <text:p><text:span text:style-name="T11">blocks</text:span></text:p>
          </draw:text-box>
        </draw:frame>
        <draw:custom-shape draw:style-name="gr109" draw:text-style-name="P2" xml:id="id50" draw:id="id50" draw:layer="layout" svg:width="3.81cm" svg:height="0.762cm" svg:x="19.098cm" svg:y="13.6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Top</text:span></text:p>
          <draw:enhanced-geometry svg:viewBox="0 0 21600 21600" draw:type="rectangle" draw:enhanced-path="M 0 0 L 21600 0 21600 21600 0 21600 0 0 Z N"/>
        </draw:custom-shape>
        <draw:connector draw:style-name="gr45" draw:layer="layout" draw:type="curve" svg:x1="9.065cm" svg:y1="12.207cm" svg:x2="8.167cm" svg:y2="9.349cm" draw:start-shape="id47" draw:start-glue-point="5" draw:end-shape="id48" draw:end-glue-point="7" svg:d="M9065 12207c0-2143-898-715-898-2858" svg:viewBox="0 0 899 2859">
          <text:p/>
        </draw:connector>
        <draw:connector draw:style-name="gr45" draw:layer="layout" draw:type="curve" svg:x1="5.881cm" svg:y1="8.587cm" svg:x2="4.992cm" svg:y2="6.619cm" draw:start-shape="id48" draw:start-glue-point="5" draw:end-shape="id49" draw:end-glue-point="7" svg:d="M5881 8587c0-1476-889-492-889-1968" svg:viewBox="0 0 890 1969">
          <text:p/>
        </draw:connector>
        <draw:connector draw:style-name="gr45" draw:layer="layout" draw:type="curve" draw:line-skew="-1.969cm" svg:x1="11.351cm" svg:y1="12.207cm" svg:x2="4.992cm" svg:y2="6.619cm" draw:start-shape="id47" draw:start-glue-point="4" draw:end-shape="id49" draw:end-glue-point="7" svg:d="M11351 12207c0-7144-6359-4351-6359-5588" svg:viewBox="0 0 6360 5589">
          <text:p/>
        </draw:connector>
        <draw:connector draw:style-name="gr45" draw:layer="layout" draw:type="curve" svg:x1="22.146cm" svg:y1="13.655cm" svg:x2="25.003cm" svg:y2="12.359cm" draw:start-shape="id50" draw:start-glue-point="4" draw:end-shape="id51" draw:end-glue-point="7" svg:d="M22146 13655c0-972 2857-324 2857-1296" svg:viewBox="0 0 2858 1297">
          <text:p/>
        </draw:connector>
        <draw:connector draw:style-name="gr45" draw:layer="layout" draw:type="curve" svg:x1="19.86cm" svg:y1="13.655cm" svg:x2="21.819cm" svg:y2="9.039cm" draw:start-shape="id50" draw:start-glue-point="5" draw:end-shape="id52" draw:end-glue-point="7" svg:d="M19860 13655c0-3462 1959-1154 1959-4616" svg:viewBox="0 0 1960 4617">
          <text:p/>
        </draw:connector>
        <draw:connector draw:style-name="gr45" draw:layer="layout" draw:type="curve" svg:x1="22.717cm" svg:y1="11.597cm" svg:x2="21.819cm" svg:y2="9.039cm" draw:start-shape="id51" draw:start-glue-point="5" draw:end-shape="id52" draw:end-glue-point="7" svg:d="M22717 11597c0-1918-898-640-898-2558" svg:viewBox="0 0 899 2559">
          <text:p/>
        </draw:connector>
        <draw:connector draw:style-name="gr45" draw:layer="layout" draw:type="curve" draw:line-skew="-1.959cm" svg:x1="25.003cm" svg:y1="11.597cm" svg:x2="18.644cm" svg:y2="6.309cm" draw:start-shape="id51" draw:start-glue-point="4" draw:end-shape="id53" draw:end-glue-point="7" svg:d="M25003 11597c0-6904-6359-4261-6359-5288" svg:viewBox="0 0 6360 5289">
          <text:p/>
        </draw:connector>
        <draw:connector draw:style-name="gr45" draw:layer="layout" draw:type="curve" svg:x1="19.86cm" svg:y1="13.655cm" svg:x2="16.358cm" svg:y2="6.309cm" draw:start-shape="id50" draw:start-glue-point="5" draw:end-shape="id53" draw:end-glue-point="6" svg:d="M19860 13655c0-5509-3502-1837-3502-7346" svg:viewBox="0 0 3503 7347">
          <text:p/>
        </draw:connector>
        <draw:connector draw:style-name="gr45" draw:layer="layout" draw:type="curve" svg:x1="19.533cm" svg:y1="8.277cm" svg:x2="18.644cm" svg:y2="6.309cm" draw:start-shape="id52" draw:start-glue-point="5" draw:end-shape="id53" draw:end-glue-point="7" svg:d="M19533 8277c0-1476-889-492-889-1968" svg:viewBox="0 0 890 1969">
          <text:p/>
        </draw:connector>
        <draw:connector draw:style-name="gr110" draw:text-style-name="P8" draw:layer="layout" draw:line-skew="-0.159cm" svg:x1="7.024cm" svg:y1="3.634cm" svg:x2="3.849cm" svg:y2="5.857cm" draw:start-shape="id54" draw:start-glue-point="2" draw:end-shape="id49" draw:end-glue-point="0" svg:d="M7024 3634v953h-3175v1270" svg:viewBox="0 0 3176 2224">
          <text:p/>
        </draw:connector>
        <draw:connector draw:style-name="gr110" draw:text-style-name="P8" draw:layer="layout" svg:x1="7.024cm" svg:y1="3.634cm" svg:x2="7.024cm" svg:y2="8.587cm" draw:start-shape="id54" draw:start-glue-point="2" draw:end-shape="id48" draw:end-glue-point="0" svg:d="M7024 3634v4953" svg:viewBox="0 0 1 4954">
          <text:p/>
        </draw:connector>
        <draw:connector draw:style-name="gr110" draw:text-style-name="P8" draw:layer="layout" draw:line-skew="-3.334cm" svg:x1="7.024cm" svg:y1="3.634cm" svg:x2="10.208cm" svg:y2="12.207cm" draw:start-shape="id54" draw:start-glue-point="2" draw:end-shape="id47" draw:end-glue-point="0" svg:d="M7024 3634v953h3184v7620" svg:viewBox="0 0 3185 8574">
          <text:p/>
        </draw:connector>
        <draw:connector draw:style-name="gr110" draw:text-style-name="P8" draw:layer="layout" draw:line-skew="-0.411cm" svg:x1="20.676cm" svg:y1="3.624cm" svg:x2="17.501cm" svg:y2="5.547cm" draw:start-shape="id55" draw:start-glue-point="2" draw:end-shape="id53" svg:d="M20676 3624v551h-3175v1372" svg:viewBox="0 0 3176 1924">
          <text:p/>
        </draw:connector>
        <draw:connector draw:style-name="gr110" draw:text-style-name="P8" draw:layer="layout" svg:x1="20.676cm" svg:y1="3.624cm" svg:x2="20.676cm" svg:y2="8.277cm" draw:start-shape="id55" draw:start-glue-point="2" draw:end-shape="id52" draw:end-glue-point="0" svg:d="M20676 3624v4653" svg:viewBox="0 0 1 4654">
          <text:p/>
        </draw:connector>
        <draw:connector draw:style-name="gr110" draw:text-style-name="P8" draw:layer="layout" draw:line-skew="-3.436cm" svg:x1="20.676cm" svg:y1="3.624cm" svg:x2="23.86cm" svg:y2="11.597cm" draw:start-shape="id55" draw:start-glue-point="2" draw:end-shape="id51" draw:end-glue-point="0" svg:d="M20676 3624v551h3184v7422" svg:viewBox="0 0 3185 7974">
          <text:p/>
        </draw:connector>
        <draw:connector draw:style-name="gr110" draw:text-style-name="P8" draw:layer="layout" draw:line-skew="-4.465cm" svg:x1="20.676cm" svg:y1="3.624cm" svg:x2="21.003cm" svg:y2="13.655cm" draw:start-shape="id55" draw:start-glue-point="2" draw:end-shape="id50" draw:end-glue-point="0" svg:d="M20676 3624v551h327v9480" svg:viewBox="0 0 328 10032">
          <text:p/>
        </draw:connector>
        <draw:custom-shape draw:style-name="gr111" draw:text-style-name="P2" xml:id="id52" draw:id="id52" draw:layer="layout" svg:width="3.81cm" svg:height="0.762cm" svg:x="18.771cm" svg:y="8.2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tartHole</text:span></text:p>
          <draw:enhanced-geometry svg:viewBox="0 0 21600 21600" draw:type="rectangle" draw:enhanced-path="M 0 0 L 21600 0 21600 21600 0 21600 0 0 Z N"/>
        </draw:custom-shape>
        <draw:frame draw:style-name="gr112" draw:text-style-name="P35" draw:layer="layout" svg:width="2.54cm" svg:height="0.635cm" svg:x="5.127cm" svg:y="19.097cm">
          <draw:text-box>
            <text:p text:style-name="P34"><text:span text:style-name="T8"><text:tab/></text:span><text:span text:style-name="T8">blocked</text:span></text:p>
          </draw:text-box>
        </draw:frame>
        <draw:custom-shape draw:style-name="gr74" draw:text-style-name="P33" draw:layer="layout" svg:width="1.905cm" svg:height="1.905cm" svg:x="5.445cm" svg:y="16.875cm">
          <text:p text:style-name="P32"><text:span text:style-name="T1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21" draw:layer="layout" svg:width="1.27cm" svg:height="0.577cm" svg:x="8.302cm" svg:y="17.568cm">
          <draw:text-box>
            <text:p><text:span text:style-name="T8">loc</text:span></text:p>
          </draw:text-box>
        </draw:frame>
        <draw:line draw:style-name="gr26" draw:text-style-name="P8" draw:layer="layout" svg:x1="7.35cm" svg:y1="17.827cm" svg:x2="8.302cm" svg:y2="17.827cm">
          <text:p/>
        </draw:line>
        <draw:line draw:style-name="gr26" draw:text-style-name="P8" draw:layer="layout" svg:x1="4.493cm" svg:y1="17.827cm" svg:x2="5.445cm" svg:y2="17.827cm">
          <text:p/>
        </draw:line>
        <draw:frame draw:style-name="gr114" draw:text-style-name="P21" draw:layer="layout" svg:width="1.27cm" svg:height="1.285cm" svg:x="3.222cm" svg:y="17.192cm">
          <draw:text-box>
            <text:p><text:span text:style-name="T8">loc</text:span></text:p>
            <text:p><text:span text:style-name="T8">direct</text:span></text:p>
            <text:p><text:span text:style-name="T8">start</text:span></text:p>
          </draw:text-box>
        </draw:frame>
        <draw:frame draw:style-name="gr115" draw:text-style-name="P35" draw:layer="layout" svg:width="2.222cm" svg:height="1.285cm" svg:x="19.85cm" svg:y="18.78cm">
          <draw:text-box>
            <text:p text:style-name="P34"><text:span text:style-name="T14">Δ</text:span><text:span text:style-name="T8"><text:tab/></text:span><text:span text:style-name="T8">board</text:span></text:p>
            <text:p text:style-name="P34"><text:span text:style-name="T14">Δ</text:span><text:span text:style-name="T15"><text:tab/></text:span><text:span text:style-name="T15">unlocked</text:span></text:p>
          </draw:text-box>
        </draw:frame>
        <draw:custom-shape draw:style-name="gr74" draw:text-style-name="P33" draw:layer="layout" svg:width="1.905cm" svg:height="1.905cm" svg:x="19.733cm" svg:y="16.558cm">
          <text:p text:style-name="P32"><text:span text:style-name="T1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6" draw:text-style-name="P21" draw:layer="layout" svg:width="1.27cm" svg:height="0.891cm" svg:x="22.59cm" svg:y="17.251cm">
          <draw:text-box>
            <text:p><text:span text:style-name="T8">loc</text:span></text:p>
            <text:p><text:span text:style-name="T8">seeds</text:span></text:p>
          </draw:text-box>
        </draw:frame>
        <draw:line draw:style-name="gr26" draw:text-style-name="P8" draw:layer="layout" svg:x1="21.638cm" svg:y1="17.51cm" svg:x2="22.59cm" svg:y2="17.51cm">
          <text:p/>
        </draw:line>
        <draw:line draw:style-name="gr26" draw:text-style-name="P8" draw:layer="layout" svg:x1="18.781cm" svg:y1="17.51cm" svg:x2="19.733cm" svg:y2="17.51cm">
          <text:p/>
        </draw:line>
        <draw:frame draw:style-name="gr117" draw:text-style-name="P21" draw:layer="layout" svg:width="1.721cm" svg:height="0.577cm" svg:x="16.892cm" svg:y="17.25cm">
          <draw:text-box>
            <text:p><text:span text:style-name="T8">pos =&gt; loc</text:span></text:p>
          </draw:text-box>
        </draw:frame>
      </draw:page>
      <draw:page draw:name="page7" draw:style-name="dp1" draw:master-page-name="Default">
        <draw:frame draw:style-name="gr65" draw:text-style-name="P28" draw:layer="layout" svg:width="9.841cm" svg:height="0.814cm" svg:x="8.937cm" svg:y="1.317cm">
          <draw:text-box>
            <text:p>Sower Classes and Deco</text:p>
          </draw:text-box>
        </draw:frame>
        <draw:custom-shape draw:style-name="gr118" draw:text-style-name="P25" xml:id="id60" draw:id="id60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erIf</text:span></text:p>
          <draw:enhanced-geometry svg:viewBox="0 0 21600 21600" draw:type="rectangle" draw:enhanced-path="M 0 0 L 21600 0 21600 21600 0 21600 0 0 Z N"/>
        </draw:custom-shape>
        <draw:custom-shape draw:style-name="gr119" draw:text-style-name="P25" xml:id="id61" draw:id="id61" draw:layer="layout" svg:width="3.81cm" svg:height="0.762cm" svg:x="18.78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LapContinuerIf</text:span></text:p>
          <draw:enhanced-geometry svg:viewBox="0 0 21600 21600" draw:type="rectangle" draw:enhanced-path="M 0 0 L 21600 0 21600 21600 0 21600 0 0 Z N"/>
        </draw:custom-shape>
        <draw:custom-shape draw:style-name="gr120" draw:text-style-name="P2" xml:id="id59" draw:id="id59" draw:layer="layout" svg:width="3.81cm" svg:height="0.762cm" svg:x="2.9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</text:span></text:p>
          <draw:enhanced-geometry svg:viewBox="0 0 21600 21600" draw:type="rectangle" draw:enhanced-path="M 0 0 L 21600 0 21600 21600 0 21600 0 0 Z N"/>
        </draw:custom-shape>
        <draw:custom-shape draw:style-name="gr121" draw:text-style-name="P2" xml:id="id62" draw:id="id62" draw:layer="layout" svg:width="3.81cm" svg:height="0.762cm" svg:x="15.92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impleLapCont</text:span></text:p>
          <draw:enhanced-geometry svg:viewBox="0 0 21600 21600" draw:type="rectangle" draw:enhanced-path="M 0 0 L 21600 0 21600 21600 0 21600 0 0 Z N"/>
        </draw:custom-shape>
        <draw:custom-shape draw:style-name="gr122" draw:text-style-name="P2" xml:id="id63" draw:id="id63" draw:layer="layout" svg:width="4.127cm" svg:height="0.762cm" svg:x="21.32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ppChildLapCont</text:span></text:p>
          <draw:enhanced-geometry svg:viewBox="0 0 21600 21600" draw:type="rectangle" draw:enhanced-path="M 0 0 L 21600 0 21600 21600 0 21600 0 0 Z N"/>
        </draw:custom-shape>
        <draw:custom-shape draw:style-name="gr123" draw:text-style-name="P2" xml:id="id58" draw:id="id58" draw:layer="layout" svg:width="3.81cm" svg:height="0.762cm" svg:x="5.127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SeedsNStore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57" draw:id="id57" draw:layer="layout" svg:width="3.81cm" svg:height="0.762cm" svg:x="7.35cm" svg:y="12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2" xml:id="id56" draw:id="id56" draw:layer="layout" svg:width="3.81cm" svg:height="0.762cm" svg:x="9.572cm" svg:y="15.6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owVisitedMlap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8.938cm" svg:y1="17.51cm" svg:x2="10.525cm" svg:y2="16.24cm">
          <text:p/>
        </draw:line>
        <draw:line draw:style-name="gr63" draw:text-style-name="P26" draw:layer="layout" svg:x1="7.032cm" svg:y1="14.97cm" svg:x2="8.619cm" svg:y2="13.7cm">
          <text:p/>
        </draw:line>
        <draw:line draw:style-name="gr63" draw:text-style-name="P26" draw:layer="layout" svg:x1="3.857cm" svg:y1="12.43cm" svg:x2="5.444cm" svg:y2="11.16cm">
          <text:p/>
        </draw:line>
        <draw:line draw:style-name="gr63" draw:text-style-name="P26" draw:layer="layout" svg:x1="2.288cm" svg:y1="9.572cm" svg:x2="3.875cm" svg:y2="8.302cm">
          <text:p/>
        </draw:line>
        <draw:connector draw:style-name="gr45" draw:layer="layout" draw:type="curve" svg:x1="12.62cm" svg:y1="15.605cm" svg:x2="10.398cm" svg:y2="13.7cm" draw:start-shape="id56" draw:start-glue-point="4" draw:end-shape="id57" draw:end-glue-point="7" svg:d="M12620 15605c0-1428-2222-476-2222-1905" svg:viewBox="0 0 2223 1906">
          <text:p/>
        </draw:connector>
        <draw:connector draw:style-name="gr45" draw:layer="layout" draw:type="curve" svg:x1="8.112cm" svg:y1="12.938cm" svg:x2="8.175cm" svg:y2="11.16cm" draw:start-shape="id57" draw:start-glue-point="5" draw:end-shape="id58" draw:end-glue-point="7" svg:d="M8112 12938c0-1333 63-445 63-1778" svg:viewBox="0 0 64 1779">
          <text:p/>
        </draw:connector>
        <draw:connector draw:style-name="gr45" draw:layer="layout" draw:type="curve" svg:x1="8.175cm" svg:y1="10.398cm" svg:x2="5.97cm" svg:y2="8.429cm" draw:start-shape="id58" draw:start-glue-point="4" draw:end-shape="id59" draw:end-glue-point="7" svg:d="M8175 10398c0-1476-2205-492-2205-1969" svg:viewBox="0 0 2206 1970">
          <text:p/>
        </draw:connector>
        <draw:connector draw:style-name="gr45" draw:layer="layout" draw:type="curve" draw:line-skew="-1.429cm" svg:x1="10.398cm" svg:y1="12.938cm" svg:x2="5.97cm" svg:y2="8.429cm" draw:start-shape="id57" draw:start-glue-point="4" draw:end-shape="id59" draw:end-glue-point="7" svg:d="M10398 12938c0-5524-4428-3270-4428-4509" svg:viewBox="0 0 4429 4510">
          <text:p/>
        </draw:connector>
        <draw:connector draw:style-name="gr42" draw:layer="layout" draw:line-skew="-0.064cm" svg:x1="6.397cm" svg:y1="5.254cm" svg:x2="4.827cm" svg:y2="7.667cm" draw:start-shape="id60" draw:start-glue-point="2" draw:end-shape="id59" draw:end-glue-point="0" svg:d="M6397 5254v1143h-1570v1270" svg:viewBox="0 0 1571 2414">
          <text:p/>
        </draw:connector>
        <draw:connector draw:style-name="gr42" draw:layer="layout" draw:line-skew="-1.429cm" svg:x1="6.397cm" svg:y1="5.254cm" svg:x2="7.032cm" svg:y2="10.398cm" draw:start-shape="id60" draw:start-glue-point="2" draw:end-shape="id58" draw:end-glue-point="0" svg:d="M6397 5254v1143h635v4001" svg:viewBox="0 0 636 5145">
          <text:p/>
        </draw:connector>
        <draw:connector draw:style-name="gr42" draw:layer="layout" draw:line-skew="-2.699cm" svg:x1="6.397cm" svg:y1="5.254cm" svg:x2="9.255cm" svg:y2="12.938cm" draw:start-shape="id60" draw:start-glue-point="2" draw:end-shape="id57" draw:end-glue-point="0" svg:d="M6397 5254v1143h2858v6541" svg:viewBox="0 0 2859 7685">
          <text:p/>
        </draw:connector>
        <draw:connector draw:style-name="gr42" draw:layer="layout" draw:line-skew="-4.033cm" svg:x1="6.397cm" svg:y1="5.254cm" svg:x2="11.477cm" svg:y2="15.605cm" draw:start-shape="id60" draw:start-glue-point="2" draw:end-shape="id56" draw:end-glue-point="0" svg:d="M6397 5254v1143h5080v9208" svg:viewBox="0 0 5081 10352">
          <text:p/>
        </draw:connector>
        <draw:connector draw:style-name="gr42" draw:layer="layout" svg:x1="20.685cm" svg:y1="10.969cm" svg:x2="17.827cm" svg:y2="12.938cm" draw:start-shape="id61" draw:start-glue-point="2" draw:end-shape="id62" draw:end-glue-point="0" svg:d="M20685 10969v985h-2858v984" svg:viewBox="0 0 2859 1970">
          <text:p/>
        </draw:connector>
        <draw:connector draw:style-name="gr42" draw:layer="layout" svg:x1="20.685cm" svg:y1="10.969cm" svg:x2="23.383cm" svg:y2="12.938cm" draw:start-shape="id61" draw:start-glue-point="2" draw:end-shape="id63" draw:end-glue-point="0" svg:d="M20685 10969v985h2698v984" svg:viewBox="0 0 2699 1970">
          <text:p/>
        </draw:connector>
        <draw:connector draw:style-name="gr45" draw:layer="layout" svg:x1="11.16cm" svg:y1="13.319cm" svg:x2="18.78cm" svg:y2="10.588cm" draw:start-shape="id57" draw:start-glue-point="1" draw:end-shape="id61" draw:end-glue-point="3" svg:d="M11160 13319h3810v-2731h3810" svg:viewBox="0 0 7621 2732">
          <text:p/>
        </draw:connector>
        <draw:connector draw:style-name="gr45" draw:layer="layout" draw:line-skew="-1.111cm" svg:x1="13.382cm" svg:y1="15.733cm" svg:x2="18.78cm" svg:y2="10.588cm" draw:start-shape="id56" draw:start-glue-point="9" draw:end-shape="id61" draw:end-glue-point="3" svg:d="M13382 15733h1588v-5145h3810" svg:viewBox="0 0 5399 5146">
          <text:p/>
        </draw:connector>
        <draw:frame draw:style-name="gr115" draw:text-style-name="P35" draw:layer="layout" svg:width="2.54cm" svg:height="1.285cm" svg:x="17.827cm" svg:y="6.397cm">
          <draw:text-box>
            <text:p text:style-name="P34"><text:span text:style-name="T14">Δ</text:span><text:span text:style-name="T8"><text:tab/></text:span><text:span text:style-name="T8">blocked</text:span></text:p>
            <text:p text:style-name="P34"><text:span text:style-name="T8"><text:tab/></text:span><text:span text:style-name="T8">store</text:span></text:p>
            <text:p text:style-name="P34"><text:span text:style-name="T8"><text:tab/></text:span><text:span text:style-name="T8">child</text:span></text:p>
          </draw:text-box>
        </draw:frame>
        <draw:custom-shape draw:style-name="gr74" draw:text-style-name="P33" xml:id="id64" draw:id="id64" draw:layer="layout" svg:width="1.905cm" svg:height="1.905cm" svg:x="18.145cm" svg:y="4.175cm">
          <text:p text:style-name="P32"><text:span text:style-name="T13">sow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21" draw:layer="layout" svg:width="1.27cm" svg:height="0.577cm" svg:x="21.002cm" svg:y="4.868cm">
          <draw:text-box>
            <text:p><text:span text:style-name="T8">end loc</text:span></text:p>
          </draw:text-box>
        </draw:frame>
        <draw:line draw:style-name="gr26" draw:text-style-name="P8" draw:layer="layout" svg:x1="20.05cm" svg:y1="5.127cm" svg:x2="21.002cm" svg:y2="5.127cm">
          <text:p/>
        </draw:line>
        <draw:line draw:style-name="gr26" draw:text-style-name="P8" draw:layer="layout" svg:x1="17.193cm" svg:y1="5.127cm" svg:x2="18.145cm" svg:y2="5.127cm">
          <text:p/>
        </draw:line>
        <draw:frame draw:style-name="gr126" draw:text-style-name="P21" draw:layer="layout" svg:width="1.336cm" svg:height="1.285cm" svg:x="15.922cm" svg:y="4.492cm">
          <draw:text-box>
            <text:p><text:span text:style-name="T8">start loc</text:span></text:p>
            <text:p><text:span text:style-name="T8">direct</text:span></text:p>
            <text:p><text:span text:style-name="T8">seeds</text:span></text:p>
          </draw:text-box>
        </draw:frame>
        <draw:frame draw:style-name="gr127" draw:text-style-name="P27" draw:layer="layout" svg:width="2.435cm" svg:height="0.522cm" svg:x="22.06cm" svg:y="13.813cm">
          <draw:text-box>
            <text:p><text:span text:style-name="T11">child</text:span></text:p>
          </draw:text-box>
        </draw:frame>
        <draw:frame draw:style-name="gr127" draw:text-style-name="P27" draw:layer="layout" svg:width="2.435cm" svg:height="0.522cm" svg:x="16.662cm" svg:y="13.813cm">
          <draw:text-box>
            <text:p><text:span text:style-name="T11">not child</text:span></text:p>
          </draw:text-box>
        </draw:frame>
        <draw:frame draw:style-name="gr127" draw:text-style-name="P27" draw:layer="layout" svg:width="3.493cm" svg:height="0.522cm" svg:x="10.842cm" svg:y="16.67cm">
          <draw:text-box>
            <text:p><text:span text:style-name="T11">mlaps and visit_opp</text:span></text:p>
          </draw:text-box>
        </draw:frame>
        <draw:frame draw:style-name="gr127" draw:text-style-name="P27" draw:layer="layout" svg:width="1.27cm" svg:height="0.522cm" svg:x="8.92cm" svg:y="13.713cm">
          <draw:text-box>
            <text:p><text:span text:style-name="T11">mlaps</text:span></text:p>
          </draw:text-box>
        </draw:frame>
        <draw:frame draw:style-name="gr127" draw:text-style-name="P27" draw:layer="layout" svg:width="2.858cm" svg:height="0.522cm" svg:x="5.444cm" svg:y="11.16cm">
          <draw:text-box>
            <text:p><text:span text:style-name="T11">sow_own_store</text:span></text:p>
          </draw:text-box>
        </draw:frame>
        <draw:custom-shape draw:style-name="gr74" draw:text-style-name="P33" xml:id="id65" draw:id="id65" draw:layer="layout" svg:width="1.905cm" svg:height="1.905cm" svg:x="20.367cm" svg:y="1.952cm">
          <text:p text:style-name="P32"><text:span text:style-name="T13">inc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8" draw:text-style-name="P8" draw:layer="layout" draw:type="line" svg:x1="19.771cm" svg:y1="4.454cm" svg:x2="20.646cm" svg:y2="3.578cm" draw:start-shape="id64" draw:start-glue-point="11" draw:end-shape="id65" draw:end-glue-point="7" svg:d="M19771 4454l875-876" svg:viewBox="0 0 876 877">
          <text:p/>
        </draw:connector>
      </draw:page>
      <draw:page draw:name="page8" draw:style-name="dp1" draw:master-page-name="Default">
        <draw:connector draw:style-name="gr129" draw:layer="layout" draw:line-skew="-3.652cm" svg:x1="6.397cm" svg:y1="5.254cm" svg:x2="8.778cm" svg:y2="14.843cm" draw:start-shape="id66" draw:start-glue-point="2" draw:end-shape="id67" draw:end-glue-point="0" svg:d="M6397 5254v1143h2381v8446" svg:viewBox="0 0 2382 9590">
          <text:p/>
        </draw:connector>
        <draw:connector draw:style-name="gr129" draw:layer="layout" draw:line-skew="-2.286cm" svg:x1="6.397cm" svg:y1="5.254cm" svg:x2="6.715cm" svg:y2="12.112cm" draw:start-shape="id66" draw:start-glue-point="2" draw:end-shape="id68" draw:end-glue-point="0" svg:d="M6397 5254v1143h318v5715" svg:viewBox="0 0 319 6859">
          <text:p/>
        </draw:connector>
        <draw:frame draw:style-name="gr130" draw:text-style-name="P28" draw:layer="layout" svg:width="11.113cm" svg:height="0.953cm" svg:x="8.937cm" svg:y="1.317cm">
          <draw:text-box>
            <text:p>Seed Collector Classes and Deco</text:p>
          </draw:text-box>
        </draw:frame>
        <draw:custom-shape draw:style-name="gr29" draw:text-style-name="P13" xml:id="id66" draw:id="id66" draw:layer="layout" svg:width="3.81cm" svg:height="0.762cm" svg:x="4.492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edCollIf</text:p>
          <draw:enhanced-geometry svg:viewBox="0 0 21600 21600" draw:type="rectangle" draw:enhanced-path="M 0 0 L 21600 0 21600 21600 0 21600 0 0 Z N"/>
        </draw:custom-shape>
        <draw:custom-shape draw:style-name="gr131" draw:text-style-name="P2" xml:id="id69" draw:id="id69" draw:layer="layout" svg:width="3.81cm" svg:height="0.762cm" svg:x="3.22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lector</text:span></text:p>
          <draw:enhanced-geometry svg:viewBox="0 0 21600 21600" draw:type="rectangle" draw:enhanced-path="M 0 0 L 21600 0 21600 21600 0 21600 0 0 Z N"/>
        </draw:custom-shape>
        <draw:custom-shape draw:style-name="gr132" draw:text-style-name="P2" xml:id="id70" draw:id="id70" draw:layer="layout" svg:width="4.128cm" svg:height="0.762cm" svg:x="8.62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hildSeedCollector</text:span></text:p>
          <draw:enhanced-geometry svg:viewBox="0 0 21600 21600" draw:type="rectangle" draw:enhanced-path="M 0 0 L 21600 0 21600 21600 0 21600 0 0 Z N"/>
        </draw:custom-shape>
        <draw:custom-shape draw:style-name="gr133" draw:text-style-name="P2" xml:id="id68" draw:id="id68" draw:layer="layout" svg:width="3.81cm" svg:height="0.762cm" svg:x="4.8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ddCollNoPa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2" xml:id="id67" draw:id="id67" draw:layer="layout" svg:width="4.127cm" svg:height="0.762cm" svg:x="6.715cm" svg:y="14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edColMustShare</text:span></text:p>
          <draw:enhanced-geometry svg:viewBox="0 0 21600 21600" draw:type="rectangle" draw:enhanced-path="M 0 0 L 21600 0 21600 21600 0 21600 0 0 Z N"/>
        </draw:custom-shape>
        <draw:line draw:style-name="gr63" draw:text-style-name="P26" draw:layer="layout" svg:x1="6.953cm" svg:y1="16.24cm" svg:x2="7.985cm" svg:y2="15.414cm">
          <text:p/>
        </draw:line>
        <draw:line draw:style-name="gr63" draw:text-style-name="P26" draw:layer="layout" svg:x1="4.334cm" svg:y1="13.382cm" svg:x2="5.127cm" svg:y2="12.747cm">
          <text:p/>
        </draw:line>
        <draw:line draw:style-name="gr63" draw:text-style-name="P26" draw:layer="layout" svg:x1="8.302cm" svg:y1="9.064cm" svg:x2="9.255cm" svg:y2="8.302cm">
          <text:p/>
        </draw:line>
        <draw:line draw:style-name="gr63" draw:text-style-name="P26" draw:layer="layout" svg:x1="3.222cm" svg:y1="9.048cm" svg:x2="4.14cm" svg:y2="8.314cm">
          <text:p/>
        </draw:line>
        <draw:custom-shape draw:style-name="gr135" draw:text-style-name="P33" draw:layer="layout" svg:width="2.34cm" svg:height="2.221cm" svg:x="18.662cm" svg:y="10.526cm">
          <text:p text:style-name="P32"><text:span text:style-name="T13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27" draw:layer="layout" svg:width="0.976cm" svg:height="0.577cm" svg:x="9.468cm" svg:y="8.53cm">
          <draw:text-box>
            <text:p><text:span text:style-name="T11">child</text:span></text:p>
          </draw:text-box>
        </draw:frame>
        <draw:frame draw:style-name="gr137" draw:text-style-name="P27" draw:layer="layout" svg:width="2.857cm" svg:height="0.577cm" svg:x="3.858cm" svg:y="8.53cm">
          <draw:text-box>
            <text:p><text:span text:style-name="T8">not</text:span><text:span text:style-name="T11"> child</text:span></text:p>
          </draw:text-box>
        </draw:frame>
        <draw:frame draw:style-name="gr138" draw:text-style-name="P27" draw:layer="layout" svg:width="2.631cm" svg:height="0.577cm" svg:x="5.671cm" svg:y="12.805cm">
          <draw:text-box>
            <text:p><text:span text:style-name="T11">not mustpass</text:span></text:p>
          </draw:text-box>
        </draw:frame>
        <draw:frame draw:style-name="gr139" draw:text-style-name="P27" draw:layer="layout" svg:width="2.085cm" svg:height="0.577cm" svg:x="8.44cm" svg:y="15.663cm">
          <draw:text-box>
            <text:p><text:span text:style-name="T11">mustshare</text:span></text:p>
          </draw:text-box>
        </draw:frame>
        <draw:frame draw:style-name="gr140" draw:text-style-name="P40" draw:layer="layout" svg:width="3.175cm" svg:height="2.074cm" svg:x="18.979cm" svg:y="13.066cm">
          <draw:text-box>
            <text:p text:style-name="P34"><text:span text:style-name="T16">Δ</text:span><text:span text:style-name="T16"><text:tab/></text:span><text:span text:style-name="T11">board</text:span></text:p>
            <text:p text:style-name="P34"><text:span text:style-name="T16">Δ</text:span><text:span text:style-name="T16"><text:tab/></text:span><text:span text:style-name="T11">store</text:span></text:p>
            <text:p text:style-name="P34"><text:span text:style-name="T11"><text:tab/></text:span><text:span text:style-name="T11">child</text:span></text:p>
          </draw:text-box>
        </draw:frame>
        <draw:frame draw:style-name="gr141" draw:text-style-name="P27" draw:layer="layout" svg:width="2.161cm" svg:height="0.577cm" svg:x="15.887cm" svg:y="11.478cm">
          <draw:text-box>
            <text:p><text:span text:style-name="T11">repeat turn</text:span></text:p>
          </draw:text-box>
        </draw:frame>
        <draw:frame draw:style-name="gr142" draw:text-style-name="P27" draw:layer="layout" svg:width="3.017cm" svg:height="0.577cm" svg:x="22.172cm" svg:y="11.488cm">
          <draw:text-box>
            <text:p><text:span text:style-name="T11">seeds: (false, true)</text:span></text:p>
          </draw:text-box>
        </draw:frame>
        <draw:connector draw:style-name="gr45" draw:layer="layout" draw:type="curve" svg:x1="5.572cm" svg:y1="12.112cm" svg:x2="6.27cm" svg:y2="8.429cm" draw:start-shape="id68" draw:start-glue-point="5" draw:end-shape="id69" draw:end-glue-point="7" svg:d="M5572 12112c0-2761 698-920 698-3683" svg:viewBox="0 0 699 3684">
          <text:p/>
        </draw:connector>
        <draw:connector draw:style-name="gr45" draw:layer="layout" draw:type="curve" svg:x1="10.016cm" svg:y1="14.843cm" svg:x2="7.858cm" svg:y2="12.874cm" draw:start-shape="id67" draw:start-glue-point="4" draw:end-shape="id68" draw:end-glue-point="7" svg:d="M10016 14843c0-1476-2158-492-2158-1969" svg:viewBox="0 0 2159 1970">
          <text:p/>
        </draw:connector>
        <draw:connector draw:style-name="gr45" draw:layer="layout" draw:type="curve" svg:x1="10.016cm" svg:y1="14.843cm" svg:x2="11.922cm" svg:y2="8.429cm" draw:start-shape="id67" draw:start-glue-point="4" draw:end-shape="id70" draw:end-glue-point="7" svg:d="M10016 14843c0-4810 1906-1604 1906-6414" svg:viewBox="0 0 1907 6415">
          <text:p/>
        </draw:connector>
        <draw:connector draw:style-name="gr45" draw:layer="layout" draw:type="curve" svg:x1="7.858cm" svg:y1="12.112cm" svg:x2="11.922cm" svg:y2="8.429cm" draw:start-shape="id68" draw:start-glue-point="4" draw:end-shape="id70" draw:end-glue-point="7" svg:d="M7858 12112c0-2761 4064-920 4064-3683" svg:viewBox="0 0 4065 3684">
          <text:p/>
        </draw:connector>
        <draw:connector draw:style-name="gr45" draw:layer="layout" draw:type="curve" svg:x1="10.016cm" svg:y1="14.843cm" svg:x2="6.27cm" svg:y2="8.429cm" draw:start-shape="id67" draw:start-glue-point="4" draw:end-shape="id69" draw:end-glue-point="7" svg:d="M10016 14843c0-4810-3746-1604-3746-6414" svg:viewBox="0 0 3747 6415">
          <text:p/>
        </draw:connector>
        <draw:line draw:style-name="gr143" draw:text-style-name="P41" draw:layer="layout" svg:x1="17.709cm" svg:y1="11.796cm" svg:x2="18.662cm" svg:y2="11.796cm">
          <text:p/>
        </draw:line>
        <draw:line draw:style-name="gr144" draw:text-style-name="P41" draw:layer="layout" svg:x1="21.137cm" svg:y1="11.796cm" svg:x2="22.089cm" svg:y2="11.796cm">
          <text:p/>
        </draw:line>
        <draw:connector draw:style-name="gr129" draw:layer="layout" draw:line-skew="-0.064cm" svg:x1="6.397cm" svg:y1="5.254cm" svg:x2="5.127cm" svg:y2="7.667cm" draw:start-shape="id66" draw:start-glue-point="2" draw:end-shape="id69" draw:end-glue-point="0" svg:d="M6397 5254v1143h-1270v1270" svg:viewBox="0 0 1271 2414">
          <text:p/>
        </draw:connector>
        <draw:connector draw:style-name="gr129" draw:layer="layout" draw:line-skew="-0.064cm" svg:x1="6.397cm" svg:y1="5.254cm" svg:x2="10.684cm" svg:y2="7.667cm" draw:start-shape="id66" draw:start-glue-point="2" draw:end-shape="id70" draw:end-glue-point="0" svg:d="M6397 5254v1143h4287v1270" svg:viewBox="0 0 4288 2414">
          <text:p/>
        </draw:connector>
      </draw:page>
      <draw:page draw:name="page9" draw:style-name="dp1" draw:master-page-name="Default">
        <draw:frame draw:style-name="gr130" draw:text-style-name="P28" draw:layer="layout" svg:width="11.113cm" svg:height="0.953cm" svg:x="8.938cm" svg:y="1.346cm">
          <draw:text-box>
            <text:p>Capt Ok Classes and Deco</text:p>
          </draw:text-box>
        </draw:frame>
        <draw:custom-shape draw:style-name="gr57" draw:text-style-name="P13" xml:id="id71" draw:id="id71" draw:layer="layout" svg:width="3.81cm" svg:height="0.762cm" svg:x="4.174cm" svg:y="3.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kIf</text:p>
          <draw:enhanced-geometry svg:viewBox="0 0 21600 21600" draw:type="rectangle" draw:enhanced-path="M 0 0 L 21600 0 21600 21600 0 21600 0 0 Z N"/>
        </draw:custom-shape>
        <draw:custom-shape draw:style-name="gr145" draw:text-style-name="P2" xml:id="id72" draw:id="id72" draw:layer="layout" svg:width="3.81cm" svg:height="0.762cm" svg:x="2.904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True</text:span></text:p>
          <draw:enhanced-geometry svg:viewBox="0 0 21600 21600" draw:type="rectangle" draw:enhanced-path="M 0 0 L 21600 0 21600 21600 0 21600 0 0 Z N"/>
        </draw:custom-shape>
        <draw:custom-shape draw:style-name="gr146" draw:text-style-name="P2" xml:id="id73" draw:id="id73" draw:layer="layout" svg:width="4.128cm" svg:height="0.762cm" svg:x="8.302cm" svg:y="6.3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False</text:span></text:p>
          <draw:enhanced-geometry svg:viewBox="0 0 21600 21600" draw:type="rectangle" draw:enhanced-path="M 0 0 L 21600 0 21600 21600 0 21600 0 0 Z N"/>
        </draw:custom-shape>
        <draw:custom-shape draw:style-name="gr135" draw:text-style-name="P33" draw:layer="layout" svg:width="2.34cm" svg:height="2.221cm" svg:x="18.463cm" svg:y="6.546cm">
          <text:p text:style-name="P32"><text:span text:style-name="T13">capt_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7" draw:text-style-name="P13" draw:layer="layout" svg:width="1.044cm" svg:height="1.284cm" svg:x="6.08cm" svg:y="13.065cm">
          <draw:text-box>
            <text:p>evens</text:p>
          </draw:text-box>
        </draw:frame>
        <draw:frame draw:style-name="gr140" draw:text-style-name="P40" draw:layer="layout" svg:width="3.175cm" svg:height="2.074cm" svg:x="18.78cm" svg:y="9.086cm">
          <draw:text-box>
            <text:p text:style-name="P34"><text:span text:style-name="T16"><text:tab/></text:span><text:span text:style-name="T11">board</text:span></text:p>
            <text:p text:style-name="P34"><text:span text:style-name="T11"><text:tab/></text:span><text:span text:style-name="T11">child</text:span></text:p>
            <text:p text:style-name="P34"><text:span text:style-name="T11"><text:tab/></text:span><text:span text:style-name="T11">unlocked</text:span></text:p>
          </draw:text-box>
        </draw:frame>
        <draw:frame draw:style-name="gr148" draw:text-style-name="P27" draw:layer="layout" svg:width="0.729cm" svg:height="0.577cm" svg:x="16.688cm" svg:y="7.498cm">
          <draw:text-box>
            <text:p><text:span text:style-name="T11">loc</text:span></text:p>
          </draw:text-box>
        </draw:frame>
        <draw:frame draw:style-name="gr149" draw:text-style-name="P27" draw:layer="layout" svg:width="2.839cm" svg:height="0.577cm" svg:x="21.973cm" svg:y="7.508cm">
          <draw:text-box>
            <text:p><text:span text:style-name="T11">capture_ok (bool)</text:span></text:p>
          </draw:text-box>
        </draw:frame>
        <draw:line draw:style-name="gr143" draw:text-style-name="P41" draw:layer="layout" svg:x1="17.51cm" svg:y1="7.816cm" svg:x2="18.463cm" svg:y2="7.816cm">
          <text:p/>
        </draw:line>
        <draw:line draw:style-name="gr144" draw:text-style-name="P41" draw:layer="layout" svg:x1="20.938cm" svg:y1="7.816cm" svg:x2="21.89cm" svg:y2="7.816cm">
          <text:p/>
        </draw:line>
        <draw:connector draw:style-name="gr129" draw:layer="layout" draw:line-skew="-0.064cm" svg:x1="6.079cm" svg:y1="3.972cm" svg:x2="4.809cm" svg:y2="6.385cm" draw:start-shape="id71" draw:start-glue-point="2" draw:end-shape="id72" draw:end-glue-point="0" svg:d="M6079 3972v1143h-1270v1270" svg:viewBox="0 0 1271 2414">
          <text:p/>
        </draw:connector>
        <draw:connector draw:style-name="gr129" draw:layer="layout" draw:line-skew="-0.064cm" svg:x1="6.079cm" svg:y1="3.972cm" svg:x2="10.366cm" svg:y2="6.385cm" draw:start-shape="id71" draw:start-glue-point="2" draw:end-shape="id73" draw:end-glue-point="0" svg:d="M6079 3972v1143h4287v1270" svg:viewBox="0 0 4288 2414">
          <text:p/>
        </draw:connector>
        <draw:custom-shape draw:style-name="gr150" draw:text-style-name="P2" xml:id="id75" draw:id="id75" draw:layer="layout" svg:width="3.81cm" svg:height="0.762cm" svg:x="3.222cm" svg:y="10.2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" xml:id="id77" draw:id="id77" draw:layer="layout" svg:width="3.81cm" svg:height="0.762cm" svg:x="7.667cm" svg:y="14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" xml:id="id76" draw:id="id76" draw:layer="layout" svg:width="3.81cm" svg:height="0.762cm" svg:x="5.127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2" xml:id="id78" draw:id="id78" draw:layer="layout" svg:width="3.81cm" svg:height="0.762cm" svg:x="9.8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Unlo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2" xml:id="id74" draw:id="id74" draw:layer="layout" svg:width="3.81cm" svg:height="0.762cm" svg:x="4.492cm" svg:y="18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eed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5" draw:layer="layout" draw:type="curve" draw:line-skew="-0.216cm" svg:x1="5.254cm" svg:y1="18.462cm" svg:x2="3.666cm" svg:y2="7.147cm" draw:start-shape="id74" draw:start-glue-point="5" draw:end-shape="id72" draw:end-glue-point="6" svg:d="M5254 18462c0-8809-1588-3152-1588-11315" svg:viewBox="0 0 1589 11316">
          <text:p/>
        </draw:connector>
        <draw:connector draw:style-name="gr45" draw:layer="layout" draw:type="curve" svg:x1="5.254cm" svg:y1="18.462cm" svg:x2="3.984cm" svg:y2="10.969cm" draw:start-shape="id74" draw:start-glue-point="5" draw:end-shape="id75" draw:end-glue-point="6" svg:d="M5254 18462c0-5619-1270-1873-1270-7493" svg:viewBox="0 0 1271 7494">
          <text:p/>
        </draw:connector>
        <draw:connector draw:style-name="gr45" draw:layer="layout" draw:type="curve" svg:x1="5.254cm" svg:y1="18.462cm" svg:x2="5.889cm" svg:y2="13.065cm" draw:start-shape="id74" draw:start-glue-point="5" draw:end-shape="id76" draw:end-glue-point="6" svg:d="M5254 18462c0-4047 635-1349 635-5397" svg:viewBox="0 0 636 5398">
          <text:p/>
        </draw:connector>
        <draw:connector draw:style-name="gr45" draw:layer="layout" draw:type="curve" svg:x1="5.254cm" svg:y1="18.462cm" svg:x2="8.429cm" svg:y2="14.97cm" draw:start-shape="id74" draw:start-glue-point="5" draw:end-shape="id77" draw:end-glue-point="6" svg:d="M5254 18462c0-2619 3175-873 3175-3492" svg:viewBox="0 0 3176 3493">
          <text:p/>
        </draw:connector>
        <draw:connector draw:style-name="gr45" draw:layer="layout" draw:type="curve" svg:x1="5.254cm" svg:y1="18.462cm" svg:x2="10.652cm" svg:y2="17.002cm" draw:start-shape="id74" draw:start-glue-point="5" draw:end-shape="id78" draw:end-glue-point="6" svg:d="M5254 18462c0-1095 5398-365 5398-1460" svg:viewBox="0 0 5399 1461">
          <text:p/>
        </draw:connector>
        <draw:line draw:style-name="gr63" draw:text-style-name="P26" draw:layer="layout" svg:x1="4.016cm" svg:y1="19.732cm" svg:x2="4.809cm" svg:y2="19.097cm">
          <text:p/>
        </draw:line>
        <draw:frame draw:style-name="gr155" draw:text-style-name="P13" draw:layer="layout" svg:width="1.353cm" svg:height="1.284cm" svg:x="4.175cm" svg:y="10.942cm">
          <draw:text-box>
            <text:p>capt_on</text:p>
          </draw:text-box>
        </draw:frame>
        <draw:frame draw:style-name="gr156" draw:text-style-name="P13" draw:layer="layout" svg:width="2.204cm" svg:height="1.285cm" svg:x="3.857cm" svg:y="7.335cm">
          <draw:text-box>
            <text:p>capt_on</text:p>
            <text:p>or evens</text:p>
            <text:p>or crosscapts</text:p>
          </draw:text-box>
        </draw:frame>
        <draw:frame draw:style-name="gr157" draw:text-style-name="P13" draw:layer="layout" svg:width="1.996cm" svg:height="0.635cm" svg:x="8.62cm" svg:y="14.97cm">
          <draw:text-box>
            <text:p>oppsidecapt</text:p>
          </draw:text-box>
        </draw:frame>
        <draw:frame draw:style-name="gr157" draw:text-style-name="P13" draw:layer="layout" svg:width="1.996cm" svg:height="0.635cm" svg:x="10.751cm" svg:y="17.192cm">
          <draw:text-box>
            <text:p>moveunlock</text:p>
          </draw:text-box>
        </draw:frame>
        <draw:connector draw:style-name="gr45" draw:layer="layout" draw:type="curve" svg:x1="12.938cm" svg:y1="16.24cm" svg:x2="11.477cm" svg:y2="14.589cm" draw:start-shape="id78" draw:start-glue-point="4" draw:end-shape="id77" draw:end-glue-point="1" svg:d="M12938 16240c0-1101-487-1651-1461-1651" svg:viewBox="0 0 1462 1652">
          <text:p/>
        </draw:connector>
        <draw:connector draw:style-name="gr45" draw:layer="layout" draw:type="curve" svg:x1="12.938cm" svg:y1="16.24cm" svg:x2="8.937cm" svg:y2="12.684cm" draw:start-shape="id78" draw:start-glue-point="4" draw:end-shape="id76" draw:end-glue-point="1" svg:d="M12938 16240c0-2371-1333-3556-4001-3556" svg:viewBox="0 0 4002 3557">
          <text:p/>
        </draw:connector>
        <draw:connector draw:style-name="gr45" draw:layer="layout" draw:type="curve" svg:x1="12.938cm" svg:y1="16.24cm" svg:x2="7.032cm" svg:y2="10.588cm" draw:start-shape="id78" draw:start-glue-point="4" draw:end-shape="id75" draw:end-glue-point="1" svg:d="M12938 16240c0-3768-1968-5652-5906-5652" svg:viewBox="0 0 5907 5653">
          <text:p/>
        </draw:connector>
        <draw:connector draw:style-name="gr45" draw:layer="layout" draw:type="curve" draw:line-skew="-2.122cm" svg:x1="12.938cm" svg:y1="16.24cm" svg:x2="5.952cm" svg:y2="7.147cm" draw:start-shape="id78" draw:start-glue-point="4" draw:end-shape="id72" draw:end-glue-point="7" svg:d="M12938 16240c0-10002-6986-5456-6986-9093" svg:viewBox="0 0 6987 9094">
          <text:p/>
        </draw:connector>
        <draw:connector draw:style-name="gr45" draw:layer="layout" draw:type="curve" svg:x1="10.715cm" svg:y1="14.208cm" svg:x2="8.937cm" svg:y2="12.684cm" draw:start-shape="id77" draw:start-glue-point="4" draw:end-shape="id76" draw:end-glue-point="1" svg:d="M10715 14208c0-1016-592-1524-1778-1524" svg:viewBox="0 0 1779 1525">
          <text:p/>
        </draw:connector>
        <draw:connector draw:style-name="gr45" draw:layer="layout" draw:type="curve" svg:x1="10.715cm" svg:y1="14.208cm" svg:x2="7.032cm" svg:y2="10.588cm" draw:start-shape="id77" draw:start-glue-point="4" draw:end-shape="id75" draw:end-glue-point="1" svg:d="M10715 14208c0-2414-1227-3620-3683-3620" svg:viewBox="0 0 3684 3621">
          <text:p/>
        </draw:connector>
        <draw:connector draw:style-name="gr45" draw:layer="layout" draw:type="curve" draw:line-skew="-0.788cm" svg:x1="10.715cm" svg:y1="14.208cm" svg:x2="5.952cm" svg:y2="7.147cm" draw:start-shape="id77" draw:start-glue-point="4" draw:end-shape="id72" draw:end-glue-point="7" svg:d="M10715 14208c0-6477-4763-2947-4763-7061" svg:viewBox="0 0 4764 7062">
          <text:p/>
        </draw:connector>
        <draw:connector draw:style-name="gr158" draw:layer="layout" draw:type="curve" svg:x1="8.302cm" svg:y1="18.843cm" svg:x2="11.604cm" svg:y2="7.147cm" draw:start-shape="id74" draw:start-glue-point="1" draw:end-shape="id73" draw:end-glue-point="7" svg:d="M8302 18843c2202 0 3302-3898 3302-11696" svg:viewBox="0 0 3303 11697">
          <text:p/>
        </draw:connector>
        <draw:frame draw:style-name="gr159" draw:text-style-name="P42" draw:layer="layout" svg:width="5.768cm" svg:height="1.27cm" svg:x="18.462cm" svg:y="13.382cm">
          <draw:text-box>
            <text:p><text:span text:style-name="T17">This class diagram is meaningless. </text:span></text:p>
            <text:p><text:span text:style-name="T17">Find another way to draw it.</text:span></text:p>
          </draw:text-box>
        </draw:frame>
        <draw:frame draw:style-name="gr160" draw:text-style-name="P13" draw:layer="layout" svg:width="3cm" svg:height="0.65cm" svg:x="8.62cm" svg:y="7.335cm">
          <draw:text-box>
            <text:p>CaptTrue not used</text:p>
          </draw:text-box>
        </draw:frame>
        <draw:connector draw:style-name="gr45" draw:layer="layout" draw:type="curve" svg:x1="8.175cm" svg:y1="12.303cm" svg:x2="7.032cm" svg:y2="10.588cm" draw:start-shape="id76" draw:start-glue-point="4" draw:end-shape="id75" draw:end-glue-point="1" svg:d="M8175 12303c0-1144-381-1715-1143-1715" svg:viewBox="0 0 1144 1716">
          <text:p/>
        </draw:connector>
        <draw:connector draw:style-name="gr45" draw:layer="layout" draw:type="curve" svg:x1="8.175cm" svg:y1="12.303cm" svg:x2="5.952cm" svg:y2="7.147cm" draw:start-shape="id76" draw:start-glue-point="4" draw:end-shape="id72" draw:end-glue-point="7" svg:d="M8175 12303c0-3867-2223-1289-2223-5156" svg:viewBox="0 0 2224 5157">
          <text:p/>
        </draw:connector>
        <draw:connector draw:style-name="gr45" draw:layer="layout" draw:type="curve" svg:x1="7.032cm" svg:y1="10.588cm" svg:x2="5.952cm" svg:y2="7.147cm" draw:start-shape="id75" draw:start-glue-point="1" draw:end-shape="id72" draw:end-glue-point="7" svg:d="M7032 10588c777 0 648-955 184-1242s-1264 96-1264-2199" svg:viewBox="0 0 1639 3442">
          <text:p/>
        </draw:connector>
        <draw:connector draw:style-name="gr158" draw:layer="layout" draw:type="curve" draw:line-skew="-1.423cm" svg:x1="10.715cm" svg:y1="14.208cm" svg:x2="11.604cm" svg:y2="7.147cm" draw:start-shape="id77" draw:start-glue-point="4" draw:end-shape="id73" draw:end-glue-point="7" svg:d="M10715 14208c0-7429 889-3899 889-7061" svg:viewBox="0 0 890 7062">
          <text:p/>
        </draw:connector>
        <draw:connector draw:style-name="gr158" draw:layer="layout" draw:type="curve" svg:x1="12.938cm" svg:y1="16.24cm" svg:x2="11.604cm" svg:y2="7.147cm" draw:start-shape="id78" draw:start-glue-point="4" draw:end-shape="id73" draw:end-glue-point="7" svg:d="M12938 16240c0-6819-1334-2273-1334-9093" svg:viewBox="0 0 1335 9094">
          <text:p/>
        </draw:connector>
      </draw:page>
      <draw:page draw:name="page10" draw:style-name="dp1" draw:master-page-name="Default">
        <draw:custom-shape draw:style-name="gr57" draw:text-style-name="P13" xml:id="id79" draw:id="id79" draw:layer="layout" svg:width="3.81cm" svg:height="0.762cm" svg:x="4.165cm" svg:y="3.2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ethodIf</text:p>
          <draw:enhanced-geometry svg:viewBox="0 0 21600 21600" draw:type="rectangle" draw:enhanced-path="M 0 0 L 21600 0 21600 21600 0 21600 0 0 Z N"/>
        </draw:custom-shape>
        <draw:custom-shape draw:style-name="gr161" draw:text-style-name="P33" xml:id="id87" draw:id="id87" draw:layer="layout" svg:width="2.006cm" svg:height="1.905cm" svg:x="22.262cm" svg:y="4.175cm">
          <text:p text:style-name="P32"><text:span text:style-name="T13">captur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0" draw:text-style-name="P40" draw:layer="layout" svg:width="3.175cm" svg:height="2.074cm" svg:x="22.384cm" svg:y="6.28cm">
          <draw:text-box>
            <text:p text:style-name="P34"><text:span text:style-name="T16">Δ</text:span><text:span text:style-name="T16"><text:tab/></text:span><text:span text:style-name="T11">board</text:span></text:p>
            <text:p text:style-name="P34"><text:span text:style-name="T16">Δ</text:span><text:span text:style-name="T11"><text:tab/></text:span><text:span text:style-name="T11">store</text:span></text:p>
            <text:p text:style-name="P34"><text:span text:style-name="T11"><text:tab/></text:span><text:span text:style-name="T11">child</text:span></text:p>
            <text:p text:style-name="P34"><text:span text:style-name="T11"><text:tab/></text:span><text:span text:style-name="T11">unlocked</text:span></text:p>
          </draw:text-box>
        </draw:frame>
        <draw:frame draw:style-name="gr162" draw:text-style-name="P27" draw:layer="layout" svg:width="0.963cm" svg:height="0.891cm" svg:x="20.21cm" svg:y="4.641cm">
          <draw:text-box>
            <text:p><text:span text:style-name="T11">loc</text:span></text:p>
            <text:p><text:span text:style-name="T11">direct</text:span></text:p>
          </draw:text-box>
        </draw:frame>
        <draw:line draw:style-name="gr143" draw:text-style-name="P41" draw:layer="layout" svg:x1="21.232cm" svg:y1="4.959cm" svg:x2="22.185cm" svg:y2="4.959cm">
          <text:p/>
        </draw:line>
        <draw:connector draw:style-name="gr129" draw:layer="layout" draw:line-skew="0.899cm" svg:x1="6.07cm" svg:y1="3.963cm" svg:x2="4.81cm" svg:y2="8.302cm" draw:start-shape="id79" draw:start-glue-point="2" draw:end-shape="id80" draw:end-glue-point="0" svg:d="M6070 3963v3069h-1260v1270" svg:viewBox="0 0 1261 4340">
          <text:p/>
        </draw:connector>
        <draw:frame draw:style-name="gr130" draw:text-style-name="P28" draw:layer="layout" svg:width="8.253cm" svg:height="0.953cm" svg:x="8.939cm" svg:y="1.347cm">
          <draw:text-box>
            <text:p>Capturer Classes and Deco</text:p>
          </draw:text-box>
        </draw:frame>
        <draw:frame draw:style-name="gr163" draw:text-style-name="P13" draw:layer="layout" svg:width="1.505cm" svg:height="0.65cm" svg:x="6.462cm" svg:y="19.097cm">
          <draw:text-box>
            <text:p>child</text:p>
          </draw:text-box>
        </draw:frame>
        <draw:frame draw:style-name="gr164" draw:text-style-name="P13" draw:layer="layout" svg:width="2.411cm" svg:height="0.891cm" svg:x="16.369cm" svg:y="13.065cm">
          <draw:text-box>
            <text:p>crosscapt</text:p>
            <text:p>and xcpickown</text:p>
          </draw:text-box>
        </draw:frame>
        <draw:frame draw:style-name="gr165" draw:text-style-name="P13" draw:layer="layout" svg:width="1.615cm" svg:height="0.65cm" svg:x="15.922cm" svg:y="9.255cm">
          <draw:text-box>
            <text:p>crosscapt</text:p>
          </draw:text-box>
        </draw:frame>
        <draw:frame draw:style-name="gr166" draw:text-style-name="P13" draw:layer="layout" svg:width="3.795cm" svg:height="0.65cm" svg:x="20.382cm" svg:y="15.605cm">
          <draw:text-box>
            <text:p>crosscapt and multicapt</text:p>
          </draw:text-box>
        </draw:frame>
        <draw:connector draw:style-name="gr45" draw:layer="layout" draw:type="curve" svg:x1="22.716cm" svg:y1="14.828cm" svg:x2="19.16cm" svg:y2="12.874cm" draw:start-shape="id81" draw:start-glue-point="4" draw:end-shape="id82" draw:end-glue-point="7" svg:d="M22716 14828c0-1465-3556-489-3556-1954" svg:viewBox="0 0 3557 1955">
          <text:p/>
        </draw:connector>
        <draw:connector draw:style-name="gr45" draw:layer="layout" draw:type="curve" svg:x1="19.16cm" svg:y1="12.112cm" svg:x2="18.271cm" svg:y2="9.064cm" draw:start-shape="id82" draw:start-glue-point="4" draw:end-shape="id83" draw:end-glue-point="7" svg:d="M19160 12112c0-2286-889-762-889-3048" svg:viewBox="0 0 890 3049">
          <text:p/>
        </draw:connector>
        <draw:connector draw:style-name="gr45" draw:layer="layout" draw:type="curve" draw:line-skew="-1.104cm" svg:x1="22.716cm" svg:y1="14.828cm" svg:x2="18.271cm" svg:y2="9.064cm" draw:start-shape="id81" draw:start-glue-point="4" draw:end-shape="id83" draw:end-glue-point="7" svg:d="M22716 14828c0-5979-4445-3097-4445-5764" svg:viewBox="0 0 4446 5765">
          <text:p/>
        </draw:connector>
        <draw:connector draw:style-name="gr45" draw:layer="layout" draw:type="curve" svg:x1="8.494cm" svg:y1="18.145cm" svg:x2="20.24cm" svg:y2="15.59cm" draw:start-shape="id84" draw:start-glue-point="4" draw:end-shape="id81" draw:end-glue-point="6" svg:d="M8494 18145c0-1915 11746-638 11746-2555" svg:viewBox="0 0 11747 2556">
          <text:p/>
        </draw:connector>
        <draw:connector draw:style-name="gr45" draw:layer="layout" draw:type="curve" svg:x1="8.494cm" svg:y1="18.145cm" svg:x2="15.542cm" svg:y2="12.874cm" draw:start-shape="id84" draw:start-glue-point="4" draw:end-shape="id82" draw:end-glue-point="6" svg:d="M8494 18145c0-3952 7048-1317 7048-5271" svg:viewBox="0 0 7049 5272">
          <text:p/>
        </draw:connector>
        <draw:connector draw:style-name="gr45" draw:layer="layout" draw:type="curve" draw:line-skew="-1.175cm" svg:x1="8.494cm" svg:y1="18.145cm" svg:x2="15.795cm" svg:y2="9.064cm" draw:start-shape="id84" draw:start-glue-point="4" draw:end-shape="id83" draw:end-glue-point="6" svg:d="M8494 18145c0-8572 7301-4032 7301-9081" svg:viewBox="0 0 7302 9082">
          <text:p/>
        </draw:connector>
        <draw:connector draw:style-name="gr45" draw:layer="layout" draw:type="curve" draw:line-skew="-1.493cm" svg:x1="8.494cm" svg:y1="18.145cm" svg:x2="12.239cm" svg:y2="9.064cm" draw:start-shape="id84" draw:start-glue-point="4" draw:end-shape="id85" draw:end-glue-point="7" svg:d="M8494 18145c0-9049 3745-4509 3745-9081" svg:viewBox="0 0 3746 9082">
          <text:p/>
        </draw:connector>
        <draw:connector draw:style-name="gr45" draw:layer="layout" draw:type="curve" svg:x1="8.494cm" svg:y1="18.145cm" svg:x2="5.953cm" svg:y2="9.064cm" draw:start-shape="id84" draw:start-glue-point="4" draw:end-shape="id80" draw:end-glue-point="7" svg:d="M8494 18145c0-6810-2541-2270-2541-9081" svg:viewBox="0 0 2542 9082">
          <text:p/>
        </draw:connector>
        <draw:custom-shape draw:style-name="gr167" draw:text-style-name="P33" xml:id="id86" draw:id="id86" draw:layer="layout" svg:width="1.827cm" svg:height="1.735cm" svg:x="20.45cm" svg:y="1.952cm">
          <text:p text:style-name="P32"><text:span text:style-name="T13">in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7" draw:text-style-name="P33" xml:id="id88" draw:id="id88" draw:layer="layout" svg:width="1.827cm" svg:height="1.735cm" svg:x="24.02cm" svg:y="1.952cm">
          <text:p text:style-name="P32"><text:span text:style-name="T13">capt_</text:span></text:p>
          <text:p text:style-name="P32"><text:span text:style-name="T13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8" draw:text-style-name="P8" draw:layer="layout" draw:type="line" svg:x1="22.01cm" svg:y1="3.433cm" svg:x2="22.555cm" svg:y2="4.454cm" draw:start-shape="id86" draw:start-glue-point="9" draw:end-shape="id87" draw:end-glue-point="5" svg:d="M22010 3433l545 1021" svg:viewBox="0 0 546 1022">
          <text:p/>
        </draw:connector>
        <draw:connector draw:style-name="gr168" draw:text-style-name="P8" draw:layer="layout" draw:type="line" svg:x1="24.287cm" svg:y1="3.433cm" svg:x2="23.975cm" svg:y2="4.454cm" draw:start-shape="id88" draw:start-glue-point="7" draw:end-shape="id87" draw:end-glue-point="11" svg:d="M24287 3433l-312 1021" svg:viewBox="0 0 313 1022">
          <text:p/>
        </draw:connector>
        <draw:connector draw:style-name="gr42" draw:layer="layout" draw:line-skew="-4.022cm" svg:x1="6.07cm" svg:y1="3.963cm" svg:x2="7.256cm" svg:y2="18.145cm" draw:start-shape="id79" draw:start-glue-point="2" draw:end-shape="id84" draw:end-glue-point="0" svg:d="M6070 3963v3069h1186v11113" svg:viewBox="0 0 1187 14183">
          <text:p/>
        </draw:connector>
        <draw:connector draw:style-name="gr42" draw:layer="layout" draw:line-skew="0.899cm" svg:x1="6.07cm" svg:y1="3.963cm" svg:x2="11.001cm" svg:y2="8.302cm" draw:start-shape="id79" draw:start-glue-point="2" draw:end-shape="id85" draw:end-glue-point="0" svg:d="M6070 3963v3069h4931v1270" svg:viewBox="0 0 4932 4340">
          <text:p/>
        </draw:connector>
        <draw:connector draw:style-name="gr42" draw:layer="layout" draw:line-skew="0.899cm" svg:x1="6.07cm" svg:y1="3.963cm" svg:x2="17.033cm" svg:y2="8.302cm" draw:start-shape="id79" draw:start-glue-point="2" draw:end-shape="id83" draw:end-glue-point="0" svg:d="M6070 3963v3069h10963v1270" svg:viewBox="0 0 10964 4340">
          <text:p/>
        </draw:connector>
        <draw:connector draw:style-name="gr42" draw:layer="layout" draw:line-skew="-1.006cm" svg:x1="6.07cm" svg:y1="3.963cm" svg:x2="17.351cm" svg:y2="12.112cm" draw:start-shape="id79" draw:start-glue-point="2" draw:end-shape="id82" draw:end-glue-point="0" svg:d="M6070 3963v3069h11281v5080" svg:viewBox="0 0 11282 8150">
          <text:p/>
        </draw:connector>
        <draw:custom-shape draw:style-name="gr169" draw:text-style-name="P2" xml:id="id80" draw:id="id80" draw:layer="layout" svg:width="3.81cm" svg:height="0.762cm" svg:x="2.905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Single</text:span></text:p>
          <draw:enhanced-geometry svg:viewBox="0 0 21600 21600" draw:type="rectangle" draw:enhanced-path="M 0 0 L 21600 0 21600 21600 0 21600 0 0 Z N"/>
        </draw:custom-shape>
        <draw:custom-shape draw:style-name="gr170" draw:text-style-name="P2" xml:id="id82" draw:id="id82" draw:layer="layout" svg:width="6.033cm" svg:height="0.762cm" svg:x="14.335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PickOwnOnCapt</text:span></text:p>
          <draw:enhanced-geometry svg:viewBox="0 0 21600 21600" draw:type="rectangle" draw:enhanced-path="M 0 0 L 21600 0 21600 21600 0 21600 0 0 Z N"/>
        </draw:custom-shape>
        <draw:custom-shape draw:style-name="gr171" draw:text-style-name="P2" xml:id="id81" draw:id="id81" draw:layer="layout" svg:width="4.128cm" svg:height="0.762cm" svg:x="19.414cm" svg:y="14.8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ontinueXcapt</text:span></text:p>
          <draw:enhanced-geometry svg:viewBox="0 0 21600 21600" draw:type="rectangle" draw:enhanced-path="M 0 0 L 21600 0 21600 21600 0 21600 0 0 Z N"/>
        </draw:custom-shape>
        <draw:custom-shape draw:style-name="gr172" draw:text-style-name="P2" xml:id="id83" draw:id="id83" draw:layer="layout" svg:width="4.128cm" svg:height="0.762cm" svg:x="14.969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73" draw:text-style-name="P2" xml:id="id84" draw:id="id84" draw:layer="layout" svg:width="4.128cm" svg:height="0.762cm" svg:x="5.192cm" svg:y="18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keChildren</text:span></text:p>
          <draw:enhanced-geometry svg:viewBox="0 0 21600 21600" draw:type="rectangle" draw:enhanced-path="M 0 0 L 21600 0 21600 21600 0 21600 0 0 Z N"/>
        </draw:custom-shape>
        <draw:custom-shape draw:style-name="gr174" draw:text-style-name="P2" xml:id="id85" draw:id="id85" draw:layer="layout" svg:width="4.128cm" svg:height="0.762cm" svg:x="8.937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Multiple</text:span></text:p>
          <draw:enhanced-geometry svg:viewBox="0 0 21600 21600" draw:type="rectangle" draw:enhanced-path="M 0 0 L 21600 0 21600 21600 0 21600 0 0 Z N"/>
        </draw:custom-shape>
        <draw:frame draw:style-name="gr175" draw:text-style-name="P13" draw:layer="layout" svg:width="2.801cm" svg:height="0.497cm" svg:x="3.089cm" svg:y="9.114cm">
          <draw:text-box>
            <text:p>capt_on or evens</text:p>
          </draw:text-box>
        </draw:frame>
        <draw:connector draw:style-name="gr42" draw:layer="layout" draw:line-skew="-2.364cm" svg:x1="6.07cm" svg:y1="3.963cm" svg:x2="21.478cm" svg:y2="14.828cm" draw:start-shape="id79" draw:start-glue-point="2" draw:end-shape="id81" draw:end-glue-point="0" svg:d="M6070 3963v3069h15408v7796" svg:viewBox="0 0 15409 10866">
          <text:p/>
        </draw:connector>
        <draw:frame draw:style-name="gr163" draw:text-style-name="P13" draw:layer="layout" svg:width="1.505cm" svg:height="0.65cm" svg:x="9.655cm" svg:y="9.157cm">
          <draw:text-box>
            <text:p>multicapt</text:p>
          </draw:text-box>
        </draw:frame>
        <draw:custom-shape draw:style-name="gr176" draw:text-style-name="P2" xml:id="id90" draw:id="id90" draw:layer="layout" svg:width="4.128cm" svg:height="0.762cm" svg:x="14.969cm" svg:y="8.3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Cross</text:span></text:p>
          <draw:enhanced-geometry svg:viewBox="0 0 21600 21600" draw:type="rectangle" draw:enhanced-path="M 0 0 L 21600 0 21600 21600 0 21600 0 0 Z N"/>
        </draw:custom-shape>
        <draw:custom-shape draw:style-name="gr177" draw:text-style-name="P2" xml:id="id89" draw:id="id89" draw:layer="layout" svg:width="4.128cm" svg:height="0.762cm" svg:x="7.984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CaptNone</text:span></text:p>
          <draw:enhanced-geometry svg:viewBox="0 0 21600 21600" draw:type="rectangle" draw:enhanced-path="M 0 0 L 21600 0 21600 21600 0 21600 0 0 Z N"/>
        </draw:custom-shape>
        <draw:connector draw:style-name="gr45" draw:layer="layout" draw:type="curve" svg:x1="5.953cm" svg:y1="8.302cm" svg:x2="10.048cm" svg:y2="6.524cm" draw:start-shape="id80" draw:start-glue-point="4" draw:end-shape="id89" draw:end-glue-point="2" svg:d="M5953 8302c0-1333 4095-445 4095-1778" svg:viewBox="0 0 4096 1779">
          <text:p/>
        </draw:connector>
        <draw:connector draw:style-name="gr45" draw:layer="layout" draw:type="curve" svg:x1="12.239cm" svg:y1="8.302cm" svg:x2="10.048cm" svg:y2="6.524cm" draw:start-shape="id85" draw:start-glue-point="4" draw:end-shape="id89" draw:end-glue-point="2" svg:d="M12239 8302c0-1333-2191-445-2191-1778" svg:viewBox="0 0 2192 1779">
          <text:p/>
        </draw:connector>
        <draw:connector draw:style-name="gr45" draw:layer="layout" draw:type="curve" svg:x1="18.271cm" svg:y1="8.302cm" svg:x2="10.048cm" svg:y2="6.524cm" draw:start-shape="id90" draw:start-glue-point="4" draw:end-shape="id89" draw:end-glue-point="2" svg:d="M18271 8302c0-1333-8223-445-8223-1778" svg:viewBox="0 0 8224 1779">
          <text:p/>
        </draw:connector>
        <draw:connector draw:style-name="gr42" draw:layer="layout" svg:x1="6.07cm" svg:y1="3.963cm" svg:x2="10.048cm" svg:y2="5.762cm" draw:start-shape="id79" draw:start-glue-point="2" draw:end-shape="id89" draw:end-glue-point="0" svg:d="M6070 3963v900h3978v899" svg:viewBox="0 0 3979 1800">
          <text:p/>
        </draw:connector>
        <draw:line draw:style-name="gr63" draw:text-style-name="P26" draw:layer="layout" svg:x1="7.35cm" svg:y1="6.841cm" svg:x2="8.302cm" svg:y2="6.08cm">
          <text:p/>
        </draw:line>
        <draw:line draw:style-name="gr63" draw:text-style-name="P26" draw:layer="layout" svg:x1="13.5cm" svg:y1="13.491cm" svg:x2="14.452cm" svg:y2="12.73cm">
          <text:p/>
        </draw:line>
        <draw:line draw:style-name="gr63" draw:text-style-name="P26" draw:layer="layout" svg:x1="2.27cm" svg:y1="9.651cm" svg:x2="3.039cm" svg:y2="9.037cm">
          <text:p/>
        </draw:line>
        <draw:line draw:style-name="gr63" draw:text-style-name="P26" draw:layer="layout" svg:x1="8.361cm" svg:y1="9.772cm" svg:x2="9.154cm" svg:y2="9.137cm">
          <text:p/>
        </draw:line>
        <draw:line draw:style-name="gr63" draw:text-style-name="P26" draw:layer="layout" svg:x1="14.294cm" svg:y1="9.772cm" svg:x2="15.087cm" svg:y2="9.137cm">
          <text:p/>
        </draw:line>
        <draw:line draw:style-name="gr63" draw:text-style-name="P26" draw:layer="layout" svg:x1="18.462cm" svg:y1="16.049cm" svg:x2="19.415cm" svg:y2="15.287cm">
          <text:p/>
        </draw:line>
        <draw:line draw:style-name="gr63" draw:text-style-name="P26" draw:layer="layout" svg:x1="5.053cm" svg:y1="19.415cm" svg:x2="5.811cm" svg:y2="18.80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" draw:display-name="Arrowheads 9" svg:viewBox="0 0 20 20" svg:d="M0 20l10-20 10 20z"/>
    <draw:marker draw:name="Arrowheads_20_96" draw:display-name="Arrowheads 96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="Diamond_20_unfilled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0.84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0.949cm" svg:height="0.421cm" svg:x="24.495cm" svg:y="20.169cm">
        <draw:text-box>
          <text:p><text:span text:style-name="MT1"><text:date style:data-style-name="D1" text:date-value="2023-08-09" text:fixed="true">8/9/23</text:date>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T3H17M47S</meta:editing-duration>
    <meta:editing-cycles>38</meta:editing-cycles>
    <meta:generator>LibreOffice/7.3.2.2$Windows_X86_64 LibreOffice_project/49f2b1bff42cfccbd8f788c8dc32c1c309559be0</meta:generator>
    <dc:date>2023-08-10T08:57:41.463000000</dc:date>
    <meta:print-date>2023-08-10T03:45:32.435000000</meta:print-date>
    <meta:document-statistic meta:object-count="421"/>
  </office:meta>
</office:document-meta>
</file>